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.A4" style:family="table-cell">
      <style:table-cell-properties fo:background-color="#c47ffe" fo:padding="0.0382in" fo:border-left="0.5pt solid #000000" fo:border-right="none" fo:border-top="none" fo:border-bottom="0.5pt solid #000000">
        <style:background-image/>
      </style:table-cell-properties>
    </style:style>
    <style:style style:name="Table4.B4" style:family="table-cell">
      <style:table-cell-properties fo:background-color="#c47ffe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A6" style:family="table-cell">
      <style:table-cell-properties fo:background-color="#81e5ff" fo:padding="0.0382in" fo:border-left="0.5pt solid #000000" fo:border-right="none" fo:border-top="none" fo:border-bottom="0.5pt solid #000000">
        <style:background-image/>
      </style:table-cell-properties>
    </style:style>
    <style:style style:name="Table4.B6" style:family="table-cell">
      <style:table-cell-properties fo:background-color="#81e5f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A8" style:family="table-cell">
      <style:table-cell-properties fo:background-color="#ffff6d" fo:padding="0.0382in" fo:border-left="0.5pt solid #000000" fo:border-right="none" fo:border-top="none" fo:border-bottom="0.5pt solid #000000">
        <style:background-image/>
      </style:table-cell-properties>
    </style:style>
    <style:style style:name="Table4.B8" style:family="table-cell">
      <style:table-cell-properties fo:background-color="#ffff6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.A4" style:family="table-cell">
      <style:table-cell-properties fo:background-color="#c47ffe" fo:padding="0.0382in" fo:border-left="0.5pt solid #000000" fo:border-right="none" fo:border-top="none" fo:border-bottom="0.5pt solid #000000">
        <style:background-image/>
      </style:table-cell-properties>
    </style:style>
    <style:style style:name="Table5.B4" style:family="table-cell">
      <style:table-cell-properties fo:background-color="#c47ffe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5.A6" style:family="table-cell">
      <style:table-cell-properties fo:background-color="#81e5ff" fo:padding="0.0382in" fo:border-left="0.5pt solid #000000" fo:border-right="none" fo:border-top="none" fo:border-bottom="0.5pt solid #000000">
        <style:background-image/>
      </style:table-cell-properties>
    </style:style>
    <style:style style:name="Table5.B6" style:family="table-cell">
      <style:table-cell-properties fo:background-color="#81e5f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5.A8" style:family="table-cell">
      <style:table-cell-properties fo:background-color="#ffff6d" fo:padding="0.0382in" fo:border-left="0.5pt solid #000000" fo:border-right="none" fo:border-top="none" fo:border-bottom="0.5pt solid #000000">
        <style:background-image/>
      </style:table-cell-properties>
    </style:style>
    <style:style style:name="Table5.B8" style:family="table-cell">
      <style:table-cell-properties fo:background-color="#ffff6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B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6.A4" style:family="table-cell">
      <style:table-cell-properties fo:background-color="#e16173" fo:padding="0.0382in" fo:border-left="0.5pt solid #000000" fo:border-right="none" fo:border-top="none" fo:border-bottom="0.5pt solid #000000">
        <style:background-image/>
      </style:table-cell-properties>
    </style:style>
    <style:style style:name="Table6.B4" style:family="table-cell">
      <style:table-cell-properties fo:background-color="#e16173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6.A6" style:family="table-cell">
      <style:table-cell-properties fo:background-color="#5272ff" fo:padding="0.0382in" fo:border-left="0.5pt solid #000000" fo:border-right="none" fo:border-top="none" fo:border-bottom="0.5pt solid #000000">
        <style:background-image/>
      </style:table-cell-properties>
    </style:style>
    <style:style style:name="Table6.B6" style:family="table-cell">
      <style:table-cell-properties fo:background-color="#5272f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rsid="0013ddf0" officeooo:paragraph-rsid="0013ddf0"/>
    </style:style>
    <style:style style:name="P2" style:family="paragraph" style:parent-style-name="Standard">
      <style:text-properties officeooo:rsid="0015d579" officeooo:paragraph-rsid="0015d579"/>
    </style:style>
    <style:style style:name="P3" style:family="paragraph" style:parent-style-name="Standard" style:list-style-name="L7">
      <style:text-properties officeooo:rsid="0015d579" officeooo:paragraph-rsid="0015d579"/>
    </style:style>
    <style:style style:name="P4" style:family="paragraph" style:parent-style-name="Standard" style:list-style-name="L2">
      <style:text-properties officeooo:paragraph-rsid="0015d579"/>
    </style:style>
    <style:style style:name="P5" style:family="paragraph" style:parent-style-name="Standard" style:list-style-name="L5">
      <style:text-properties officeooo:paragraph-rsid="0015d579"/>
    </style:style>
    <style:style style:name="P6" style:family="paragraph" style:parent-style-name="Standard" style:list-style-name="L6">
      <style:text-properties officeooo:paragraph-rsid="0015d579"/>
    </style:style>
    <style:style style:name="P7" style:family="paragraph" style:parent-style-name="Standard" style:list-style-name="L8">
      <style:text-properties officeooo:paragraph-rsid="0015d579"/>
    </style:style>
    <style:style style:name="P8" style:family="paragraph" style:parent-style-name="Standard" style:list-style-name="L8">
      <style:text-properties fo:font-weight="normal" officeooo:rsid="0015d579" officeooo:paragraph-rsid="0015d579" style:font-weight-asian="normal" style:font-weight-complex="normal"/>
    </style:style>
    <style:style style:name="P9" style:family="paragraph" style:parent-style-name="Standard">
      <style:text-properties fo:font-weight="normal" officeooo:rsid="0015d579" officeooo:paragraph-rsid="0015d579" style:font-weight-asian="normal" style:font-weight-complex="normal"/>
    </style:style>
    <style:style style:name="P10" style:family="paragraph" style:parent-style-name="Standard">
      <style:text-properties fo:font-weight="normal" officeooo:rsid="0015d579" officeooo:paragraph-rsid="0035b174" style:font-weight-asian="normal" style:font-weight-complex="normal"/>
    </style:style>
    <style:style style:name="P11" style:family="paragraph" style:parent-style-name="Standard" style:list-style-name="L9">
      <style:text-properties fo:font-weight="normal" officeooo:rsid="0016b32d" officeooo:paragraph-rsid="0016b32d" style:font-weight-asian="normal" style:font-weight-complex="normal"/>
    </style:style>
    <style:style style:name="P12" style:family="paragraph" style:parent-style-name="Standard">
      <style:text-properties fo:font-weight="normal" officeooo:rsid="0016b32d" officeooo:paragraph-rsid="0016b32d" style:font-weight-asian="normal" style:font-weight-complex="normal"/>
    </style:style>
    <style:style style:name="P13" style:family="paragraph" style:parent-style-name="Standard" style:list-style-name="L10">
      <style:text-properties fo:font-weight="normal" officeooo:rsid="0016b32d" officeooo:paragraph-rsid="0016b32d" style:font-weight-asian="normal" style:font-weight-complex="normal"/>
    </style:style>
    <style:style style:name="P14" style:family="paragraph" style:parent-style-name="Standard" style:list-style-name="L11">
      <style:text-properties fo:font-weight="normal" officeooo:rsid="0016b32d" officeooo:paragraph-rsid="0016b32d" style:font-weight-asian="normal" style:font-weight-complex="normal"/>
    </style:style>
    <style:style style:name="P15" style:family="paragraph" style:parent-style-name="Standard">
      <style:text-properties fo:font-weight="normal" officeooo:rsid="0016b32d" officeooo:paragraph-rsid="0038d9bb" style:font-weight-asian="normal" style:font-weight-complex="normal"/>
    </style:style>
    <style:style style:name="P16" style:family="paragraph" style:parent-style-name="Standard">
      <style:text-properties fo:font-weight="normal" officeooo:rsid="0016b32d" officeooo:paragraph-rsid="003a1aa3" style:font-weight-asian="normal" style:font-weight-complex="normal"/>
    </style:style>
    <style:style style:name="P17" style:family="paragraph" style:parent-style-name="Standard" style:list-style-name="L11">
      <style:text-properties fo:font-weight="normal" officeooo:rsid="0017d10c" officeooo:paragraph-rsid="0017d10c" style:font-weight-asian="normal" style:font-weight-complex="normal"/>
    </style:style>
    <style:style style:name="P18" style:family="paragraph" style:parent-style-name="Standard">
      <style:text-properties fo:font-weight="normal" officeooo:rsid="0017d10c" officeooo:paragraph-rsid="0017d10c" style:font-weight-asian="normal" style:font-weight-complex="normal"/>
    </style:style>
    <style:style style:name="P19" style:family="paragraph" style:parent-style-name="Standard">
      <style:text-properties fo:font-weight="normal" officeooo:rsid="00194ceb" officeooo:paragraph-rsid="00194ceb" style:font-weight-asian="normal" style:font-weight-complex="normal"/>
    </style:style>
    <style:style style:name="P20" style:family="paragraph" style:parent-style-name="Standard">
      <style:text-properties fo:font-weight="normal" officeooo:paragraph-rsid="002e0c09" style:font-weight-asian="normal" style:font-weight-complex="normal"/>
    </style:style>
    <style:style style:name="P21" style:family="paragraph" style:parent-style-name="Standard" style:list-style-name="L9">
      <style:text-properties officeooo:paragraph-rsid="0016b32d"/>
    </style:style>
    <style:style style:name="P22" style:family="paragraph" style:parent-style-name="Standard" style:list-style-name="L10">
      <style:text-properties officeooo:paragraph-rsid="0016b32d"/>
    </style:style>
    <style:style style:name="P23" style:family="paragraph" style:parent-style-name="Standard" style:list-style-name="L12">
      <style:text-properties officeooo:paragraph-rsid="00194ceb"/>
    </style:style>
    <style:style style:name="P24" style:family="paragraph" style:parent-style-name="Standard" style:list-style-name="L12">
      <style:text-properties officeooo:rsid="001b485b" officeooo:paragraph-rsid="001b485b"/>
    </style:style>
    <style:style style:name="P25" style:family="paragraph" style:parent-style-name="Standard">
      <style:text-properties officeooo:rsid="001b485b" officeooo:paragraph-rsid="001b485b"/>
    </style:style>
    <style:style style:name="P26" style:family="paragraph" style:parent-style-name="Standard">
      <style:text-properties officeooo:rsid="001b485b" officeooo:paragraph-rsid="001eaf52"/>
    </style:style>
    <style:style style:name="P27" style:family="paragraph" style:parent-style-name="Standard">
      <style:text-properties officeooo:rsid="001b485b" officeooo:paragraph-rsid="00221d8e"/>
    </style:style>
    <style:style style:name="P28" style:family="paragraph" style:parent-style-name="Standard">
      <style:text-properties officeooo:rsid="001b485b" officeooo:paragraph-rsid="00486e25"/>
    </style:style>
    <style:style style:name="P29" style:family="paragraph" style:parent-style-name="Standard">
      <style:text-properties officeooo:rsid="001b485b" officeooo:paragraph-rsid="004e6864"/>
    </style:style>
    <style:style style:name="P30" style:family="paragraph" style:parent-style-name="Standard">
      <style:text-properties officeooo:rsid="001b485b" officeooo:paragraph-rsid="00502b5e"/>
    </style:style>
    <style:style style:name="P31" style:family="paragraph" style:parent-style-name="Standard">
      <style:text-properties officeooo:rsid="001b485b" officeooo:paragraph-rsid="0053f55e"/>
    </style:style>
    <style:style style:name="P32" style:family="paragraph" style:parent-style-name="Standard">
      <style:text-properties fo:font-weight="bold" officeooo:rsid="001eaf52" officeooo:paragraph-rsid="001eaf52" style:font-weight-asian="bold" style:font-weight-complex="bold"/>
    </style:style>
    <style:style style:name="P33" style:family="paragraph" style:parent-style-name="Standard">
      <style:text-properties fo:font-weight="bold" officeooo:rsid="00208e49" officeooo:paragraph-rsid="00208e49" style:font-weight-asian="bold" style:font-weight-complex="bold"/>
    </style:style>
    <style:style style:name="P34" style:family="paragraph" style:parent-style-name="Standard">
      <style:text-properties fo:font-weight="bold" officeooo:rsid="00208e49" officeooo:paragraph-rsid="002e0c09" style:font-weight-asian="bold" style:font-weight-complex="bold"/>
    </style:style>
    <style:style style:name="P35" style:family="paragraph" style:parent-style-name="Standard">
      <style:text-properties fo:font-weight="bold" officeooo:rsid="00208e49" officeooo:paragraph-rsid="004c784b" style:font-weight-asian="bold" style:font-weight-complex="bold"/>
    </style:style>
    <style:style style:name="P36" style:family="paragraph" style:parent-style-name="Standard">
      <style:text-properties fo:font-weight="bold" officeooo:rsid="0020a792" officeooo:paragraph-rsid="0020a792" style:font-weight-asian="bold" style:font-weight-complex="bold"/>
    </style:style>
    <style:style style:name="P37" style:family="paragraph" style:parent-style-name="Standard">
      <style:text-properties fo:font-weight="bold" officeooo:rsid="0020a792" officeooo:paragraph-rsid="003be4c2" style:font-weight-asian="bold" style:font-weight-complex="bold"/>
    </style:style>
    <style:style style:name="P38" style:family="paragraph" style:parent-style-name="Standard">
      <style:text-properties fo:font-weight="bold" officeooo:rsid="0020a792" officeooo:paragraph-rsid="003ceff7" style:font-weight-asian="bold" style:font-weight-complex="bold"/>
    </style:style>
    <style:style style:name="P39" style:family="paragraph" style:parent-style-name="Standard">
      <style:text-properties fo:font-weight="bold" officeooo:rsid="0020a792" officeooo:paragraph-rsid="004268d0" style:font-weight-asian="bold" style:font-weight-complex="bold"/>
    </style:style>
    <style:style style:name="P40" style:family="paragraph" style:parent-style-name="Standard">
      <style:text-properties fo:font-weight="bold" officeooo:rsid="0020a792" officeooo:paragraph-rsid="00472033" style:font-weight-asian="bold" style:font-weight-complex="bold"/>
    </style:style>
    <style:style style:name="P41" style:family="paragraph" style:parent-style-name="Standard">
      <style:text-properties fo:font-weight="bold" officeooo:rsid="0020a792" officeooo:paragraph-rsid="0049ec71" style:font-weight-asian="bold" style:font-weight-complex="bold"/>
    </style:style>
    <style:style style:name="P42" style:family="paragraph" style:parent-style-name="Standard">
      <style:text-properties fo:font-weight="bold" officeooo:rsid="0020a792" officeooo:paragraph-rsid="004e6864" style:font-weight-asian="bold" style:font-weight-complex="bold"/>
    </style:style>
    <style:style style:name="P43" style:family="paragraph" style:parent-style-name="Standard">
      <style:text-properties fo:font-weight="bold" officeooo:rsid="0020a792" officeooo:paragraph-rsid="00502b5e" style:font-weight-asian="bold" style:font-weight-complex="bold"/>
    </style:style>
    <style:style style:name="P44" style:family="paragraph" style:parent-style-name="Standard">
      <style:text-properties fo:font-weight="bold" officeooo:rsid="0020a792" officeooo:paragraph-rsid="0053f55e" style:font-weight-asian="bold" style:font-weight-complex="bold"/>
    </style:style>
    <style:style style:name="P45" style:family="paragraph" style:parent-style-name="Standard">
      <style:text-properties fo:font-weight="bold" officeooo:rsid="00221d8e" officeooo:paragraph-rsid="00221d8e" style:font-weight-asian="bold" style:font-weight-complex="bold"/>
    </style:style>
    <style:style style:name="P46" style:family="paragraph" style:parent-style-name="Standard">
      <style:text-properties fo:font-weight="bold" officeooo:rsid="00271cf3" officeooo:paragraph-rsid="00271cf3" style:font-weight-asian="bold" style:font-weight-complex="bold"/>
    </style:style>
    <style:style style:name="P47" style:family="paragraph" style:parent-style-name="Standard">
      <style:text-properties fo:font-weight="bold" officeooo:rsid="0028519b" officeooo:paragraph-rsid="0028519b" style:font-weight-asian="bold" style:font-weight-complex="bold"/>
    </style:style>
    <style:style style:name="P48" style:family="paragraph" style:parent-style-name="Standard">
      <style:text-properties fo:font-weight="bold" officeooo:rsid="0028519b" officeooo:paragraph-rsid="00293fb7" style:font-weight-asian="bold" style:font-weight-complex="bold"/>
    </style:style>
    <style:style style:name="P49" style:family="paragraph" style:parent-style-name="Standard">
      <style:text-properties fo:font-weight="bold" officeooo:rsid="0028519b" officeooo:paragraph-rsid="0035b174" style:font-weight-asian="bold" style:font-weight-complex="bold"/>
    </style:style>
    <style:style style:name="P50" style:family="paragraph" style:parent-style-name="Standard">
      <style:text-properties fo:font-weight="bold" officeooo:rsid="0028519b" officeooo:paragraph-rsid="003b0450" style:font-weight-asian="bold" style:font-weight-complex="bold"/>
    </style:style>
    <style:style style:name="P51" style:family="paragraph" style:parent-style-name="Standard">
      <style:text-properties fo:font-weight="bold" officeooo:rsid="002ca416" officeooo:paragraph-rsid="002ca416" style:font-weight-asian="bold" style:font-weight-complex="bold"/>
    </style:style>
    <style:style style:name="P52" style:family="paragraph" style:parent-style-name="Standard">
      <style:text-properties fo:font-weight="bold" officeooo:rsid="002ca416" officeooo:paragraph-rsid="002fecf3" style:font-weight-asian="bold" style:font-weight-complex="bold"/>
    </style:style>
    <style:style style:name="P53" style:family="paragraph" style:parent-style-name="Standard">
      <style:text-properties fo:font-weight="bold" officeooo:rsid="002ca416" officeooo:paragraph-rsid="0030ca6f" style:font-weight-asian="bold" style:font-weight-complex="bold"/>
    </style:style>
    <style:style style:name="P54" style:family="paragraph" style:parent-style-name="Standard">
      <style:text-properties fo:font-weight="bold" officeooo:rsid="002ca416" officeooo:paragraph-rsid="0035b174" style:font-weight-asian="bold" style:font-weight-complex="bold"/>
    </style:style>
    <style:style style:name="P55" style:family="paragraph" style:parent-style-name="Standard">
      <style:text-properties fo:font-weight="bold" officeooo:rsid="002ca416" officeooo:paragraph-rsid="0038d9bb" style:font-weight-asian="bold" style:font-weight-complex="bold"/>
    </style:style>
    <style:style style:name="P56" style:family="paragraph" style:parent-style-name="Standard">
      <style:text-properties fo:font-weight="bold" officeooo:rsid="002ca416" officeooo:paragraph-rsid="003a1aa3" style:font-weight-asian="bold" style:font-weight-complex="bold"/>
    </style:style>
    <style:style style:name="P57" style:family="paragraph" style:parent-style-name="Standard">
      <style:text-properties fo:font-weight="bold" officeooo:rsid="002ca416" officeooo:paragraph-rsid="003b0450" style:font-weight-asian="bold" style:font-weight-complex="bold"/>
    </style:style>
    <style:style style:name="P58" style:family="paragraph" style:parent-style-name="Standard">
      <style:text-properties fo:font-weight="bold" officeooo:rsid="002ca416" officeooo:paragraph-rsid="003ceff7" style:font-weight-asian="bold" style:font-weight-complex="bold"/>
    </style:style>
    <style:style style:name="P59" style:family="paragraph" style:parent-style-name="Standard">
      <style:text-properties fo:font-weight="bold" officeooo:rsid="002ca416" officeooo:paragraph-rsid="0049ec71" style:font-weight-asian="bold" style:font-weight-complex="bold"/>
    </style:style>
    <style:style style:name="P60" style:family="paragraph" style:parent-style-name="Standard">
      <style:text-properties fo:font-weight="bold" officeooo:rsid="002ca416" officeooo:paragraph-rsid="00546ca3" style:font-weight-asian="bold" style:font-weight-complex="bold"/>
    </style:style>
    <style:style style:name="P61" style:family="paragraph" style:parent-style-name="Standard">
      <style:text-properties fo:font-weight="bold" officeooo:rsid="0035b174" officeooo:paragraph-rsid="0035b174" style:font-weight-asian="bold" style:font-weight-complex="bold"/>
    </style:style>
    <style:style style:name="P62" style:family="paragraph" style:parent-style-name="Standard">
      <style:text-properties fo:font-weight="bold" officeooo:rsid="0035b174" officeooo:paragraph-rsid="0038d9bb" style:font-weight-asian="bold" style:font-weight-complex="bold"/>
    </style:style>
    <style:style style:name="P63" style:family="paragraph" style:parent-style-name="Standard">
      <style:text-properties fo:font-weight="bold" officeooo:rsid="0035b174" officeooo:paragraph-rsid="003a1aa3" style:font-weight-asian="bold" style:font-weight-complex="bold"/>
    </style:style>
    <style:style style:name="P64" style:family="paragraph" style:parent-style-name="Standard">
      <style:text-properties fo:font-weight="bold" officeooo:rsid="00372b44" officeooo:paragraph-rsid="00372b44" style:font-weight-asian="bold" style:font-weight-complex="bold"/>
    </style:style>
    <style:style style:name="P65" style:family="paragraph" style:parent-style-name="Standard">
      <style:text-properties officeooo:paragraph-rsid="00208e49"/>
    </style:style>
    <style:style style:name="P66" style:family="paragraph" style:parent-style-name="Standard">
      <style:text-properties officeooo:paragraph-rsid="0028519b"/>
    </style:style>
    <style:style style:name="P67" style:family="paragraph" style:parent-style-name="Standard">
      <style:text-properties officeooo:rsid="002ca416" officeooo:paragraph-rsid="002ca416"/>
    </style:style>
    <style:style style:name="P68" style:family="paragraph" style:parent-style-name="Standard">
      <style:text-properties style:text-underline-style="solid" style:text-underline-width="auto" style:text-underline-color="font-color" fo:font-weight="bold" officeooo:rsid="00208e49" officeooo:paragraph-rsid="00208e49" style:font-weight-asian="bold" style:font-weight-complex="bold"/>
    </style:style>
    <style:style style:name="P69" style:family="paragraph" style:parent-style-name="Standard">
      <style:text-properties style:text-underline-style="solid" style:text-underline-width="auto" style:text-underline-color="font-color" fo:font-weight="bold" officeooo:rsid="00221d8e" officeooo:paragraph-rsid="00221d8e" style:font-weight-asian="bold" style:font-weight-complex="bold"/>
    </style:style>
    <style:style style:name="P70" style:family="paragraph" style:parent-style-name="Standard">
      <style:text-properties style:text-underline-style="solid" style:text-underline-width="auto" style:text-underline-color="font-color" fo:font-weight="bold" officeooo:rsid="00271cf3" officeooo:paragraph-rsid="00271cf3" style:font-weight-asian="bold" style:font-weight-complex="bold"/>
    </style:style>
    <style:style style:name="P71" style:family="paragraph" style:parent-style-name="Standard">
      <style:text-properties style:text-underline-style="solid" style:text-underline-width="auto" style:text-underline-color="font-color" fo:font-weight="bold" officeooo:rsid="0028519b" officeooo:paragraph-rsid="0028519b" style:font-weight-asian="bold" style:font-weight-complex="bold"/>
    </style:style>
    <style:style style:name="P72" style:family="paragraph" style:parent-style-name="Standard">
      <style:text-properties officeooo:paragraph-rsid="002ca416"/>
    </style:style>
    <style:style style:name="P73" style:family="paragraph" style:parent-style-name="Standard">
      <style:text-properties officeooo:paragraph-rsid="002e0c09"/>
    </style:style>
    <style:style style:name="P74" style:family="paragraph" style:parent-style-name="Standard">
      <style:text-properties officeooo:paragraph-rsid="002fe0bd"/>
    </style:style>
    <style:style style:name="P75" style:family="paragraph" style:parent-style-name="Standard">
      <style:text-properties officeooo:paragraph-rsid="0020a792"/>
    </style:style>
    <style:style style:name="P76" style:family="paragraph" style:parent-style-name="Standard">
      <style:text-properties officeooo:paragraph-rsid="002fecf3"/>
    </style:style>
    <style:style style:name="P77" style:family="paragraph" style:parent-style-name="Standard">
      <style:text-properties officeooo:paragraph-rsid="0030ca6f"/>
    </style:style>
    <style:style style:name="P78" style:family="paragraph" style:parent-style-name="Standard">
      <style:text-properties fo:color="#3f3dfd" loext:opacity="100%" fo:font-size="14pt" style:text-underline-style="solid" style:text-underline-width="auto" style:text-underline-color="font-color" fo:font-weight="bold" officeooo:rsid="001eaf52" officeooo:paragraph-rsid="001eaf52" style:font-size-asian="14pt" style:font-weight-asian="bold" style:font-size-complex="14pt" style:font-weight-complex="bold"/>
    </style:style>
    <style:style style:name="P79" style:family="paragraph" style:parent-style-name="Standard">
      <style:text-properties officeooo:paragraph-rsid="0035b174"/>
    </style:style>
    <style:style style:name="P80" style:family="paragraph" style:parent-style-name="Standard">
      <style:text-properties officeooo:paragraph-rsid="00372b44"/>
    </style:style>
    <style:style style:name="P81" style:family="paragraph" style:parent-style-name="Standard">
      <style:text-properties officeooo:paragraph-rsid="00293fb7"/>
    </style:style>
    <style:style style:name="P82" style:family="paragraph" style:parent-style-name="Standard">
      <style:text-properties officeooo:paragraph-rsid="003a1aa3"/>
    </style:style>
    <style:style style:name="P83" style:family="paragraph" style:parent-style-name="Standard">
      <style:text-properties officeooo:paragraph-rsid="003b0450"/>
    </style:style>
    <style:style style:name="P84" style:family="paragraph" style:parent-style-name="Standard">
      <style:text-properties fo:font-style="italic" officeooo:paragraph-rsid="002ca416" style:font-style-asian="italic" style:font-style-complex="italic"/>
    </style:style>
    <style:style style:name="P85" style:family="paragraph" style:parent-style-name="Standard">
      <style:text-properties fo:font-style="italic" fo:font-weight="bold" officeooo:rsid="002ca416" officeooo:paragraph-rsid="002ca416" style:font-style-asian="italic" style:font-weight-asian="bold" style:font-style-complex="italic" style:font-weight-complex="bold"/>
    </style:style>
    <style:style style:name="P86" style:family="paragraph" style:parent-style-name="Standard">
      <style:text-properties fo:font-style="normal" officeooo:paragraph-rsid="002ca416" style:font-style-asian="normal" style:font-style-complex="normal"/>
    </style:style>
    <style:style style:name="P87" style:family="paragraph" style:parent-style-name="Standard">
      <style:text-properties fo:font-style="normal" style:text-underline-style="solid" style:text-underline-width="auto" style:text-underline-color="font-color" fo:font-weight="bold" officeooo:rsid="0051a9d8" officeooo:paragraph-rsid="0051a9d8" style:font-style-asian="normal" style:font-weight-asian="bold" style:font-style-complex="normal" style:font-weight-complex="bold"/>
    </style:style>
    <style:style style:name="P88" style:family="paragraph" style:parent-style-name="Standard">
      <style:text-properties fo:font-style="normal" style:text-underline-style="none" fo:font-weight="normal" officeooo:rsid="0051a9d8" officeooo:paragraph-rsid="0051a9d8" style:font-style-asian="normal" style:font-weight-asian="normal" style:font-style-complex="normal" style:font-weight-complex="normal"/>
    </style:style>
    <style:style style:name="P89" style:family="paragraph" style:parent-style-name="Standard">
      <style:text-properties officeooo:paragraph-rsid="003be4c2"/>
    </style:style>
    <style:style style:name="P90" style:family="paragraph" style:parent-style-name="Standard">
      <style:text-properties officeooo:paragraph-rsid="003ceff7"/>
    </style:style>
    <style:style style:name="P91" style:family="paragraph" style:parent-style-name="Standard">
      <style:text-properties officeooo:paragraph-rsid="003edca6"/>
    </style:style>
    <style:style style:name="P92" style:family="paragraph" style:parent-style-name="Standard">
      <style:text-properties officeooo:paragraph-rsid="004092ce"/>
    </style:style>
    <style:style style:name="P93" style:family="paragraph" style:parent-style-name="Standard">
      <style:text-properties officeooo:paragraph-rsid="004268d0"/>
    </style:style>
    <style:style style:name="P94" style:family="paragraph" style:parent-style-name="Standard">
      <style:text-properties officeooo:paragraph-rsid="00472033"/>
    </style:style>
    <style:style style:name="P95" style:family="paragraph" style:parent-style-name="Standard">
      <style:text-properties officeooo:paragraph-rsid="0049ec71"/>
    </style:style>
    <style:style style:name="P96" style:family="paragraph" style:parent-style-name="Standard">
      <style:text-properties officeooo:paragraph-rsid="00486e25"/>
    </style:style>
    <style:style style:name="P97" style:family="paragraph" style:parent-style-name="Standard">
      <style:text-properties officeooo:paragraph-rsid="004c784b"/>
    </style:style>
    <style:style style:name="P98" style:family="paragraph" style:parent-style-name="Standard">
      <style:text-properties officeooo:paragraph-rsid="004cb144"/>
    </style:style>
    <style:style style:name="P99" style:family="paragraph" style:parent-style-name="Standard">
      <style:text-properties officeooo:paragraph-rsid="004e6864"/>
    </style:style>
    <style:style style:name="P100" style:family="paragraph" style:parent-style-name="Standard">
      <style:text-properties officeooo:paragraph-rsid="0053f55e"/>
    </style:style>
    <style:style style:name="P101" style:family="paragraph" style:parent-style-name="Standard">
      <style:text-properties officeooo:rsid="0053f55e" officeooo:paragraph-rsid="0053f55e"/>
    </style:style>
    <style:style style:name="P102" style:family="paragraph" style:parent-style-name="Table_20_Contents">
      <style:text-properties officeooo:rsid="0020a792" officeooo:paragraph-rsid="0020a792"/>
    </style:style>
    <style:style style:name="P103" style:family="paragraph" style:parent-style-name="Table_20_Contents">
      <style:paragraph-properties fo:text-align="center" style:justify-single-word="false"/>
      <style:text-properties officeooo:rsid="0020a792" officeooo:paragraph-rsid="0020a792"/>
    </style:style>
    <style:style style:name="P104" style:family="paragraph" style:parent-style-name="Table_20_Contents">
      <style:text-properties officeooo:rsid="0020a792" officeooo:paragraph-rsid="002ca416"/>
    </style:style>
    <style:style style:name="P105" style:family="paragraph" style:parent-style-name="Table_20_Contents">
      <style:paragraph-properties fo:text-align="center" style:justify-single-word="false"/>
      <style:text-properties officeooo:rsid="00221d8e" officeooo:paragraph-rsid="00221d8e"/>
    </style:style>
    <style:style style:name="P106" style:family="paragraph" style:parent-style-name="Table_20_Contents">
      <style:paragraph-properties fo:text-align="center" style:justify-single-word="false"/>
      <style:text-properties officeooo:rsid="00271cf3" officeooo:paragraph-rsid="00271cf3"/>
    </style:style>
    <style:style style:name="P107" style:family="paragraph" style:parent-style-name="Table_20_Contents">
      <style:paragraph-properties fo:text-align="center" style:justify-single-word="false"/>
      <style:text-properties officeooo:rsid="00271cf3" officeooo:paragraph-rsid="0028519b"/>
    </style:style>
    <style:style style:name="P108" style:family="paragraph" style:parent-style-name="Table_20_Contents">
      <style:text-properties officeooo:paragraph-rsid="0028519b"/>
    </style:style>
    <style:style style:name="P109" style:family="paragraph" style:parent-style-name="Table_20_Contents">
      <style:paragraph-properties fo:text-align="center" style:justify-single-word="false"/>
      <style:text-properties officeooo:rsid="00293fb7" officeooo:paragraph-rsid="00293fb7"/>
    </style:style>
    <style:style style:name="P110" style:family="paragraph" style:parent-style-name="Table_20_Contents">
      <style:text-properties officeooo:paragraph-rsid="002ca416"/>
    </style:style>
    <style:style style:name="P111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T1" style:family="text">
      <style:text-properties officeooo:rsid="0015d579"/>
    </style:style>
    <style:style style:name="T2" style:family="text">
      <style:text-properties style:text-position="super 58%" fo:font-weight="bold" style:font-weight-asian="bold" style:font-weight-complex="bold"/>
    </style:style>
    <style:style style:name="T3" style:family="text">
      <style:text-properties style:text-position="super 58%" fo:font-weight="bold" officeooo:rsid="0016b32d" style:font-weight-asian="bold" style:font-weight-complex="bold"/>
    </style:style>
    <style:style style:name="T4" style:family="text">
      <style:text-properties style:text-position="super 58%" fo:font-weight="normal" officeooo:rsid="0050d6ba" style:font-weight-asian="normal" style:font-weight-complex="normal"/>
    </style:style>
    <style:style style:name="T5" style:family="text">
      <style:text-properties style:text-position="0% 100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5d579" style:font-weight-asian="bold" style:font-weight-complex="bold"/>
    </style:style>
    <style:style style:name="T8" style:family="text">
      <style:text-properties fo:font-weight="bold" officeooo:rsid="0016b32d" style:font-weight-asian="bold" style:font-weight-complex="bold"/>
    </style:style>
    <style:style style:name="T9" style:family="text">
      <style:text-properties fo:font-weight="bold" officeooo:rsid="001beed5" style:font-weight-asian="bold" style:font-weight-complex="bold"/>
    </style:style>
    <style:style style:name="T10" style:family="text">
      <style:text-properties fo:font-weight="bold" officeooo:rsid="001eaf52" style:font-weight-asian="bold" style:font-weight-complex="bold"/>
    </style:style>
    <style:style style:name="T11" style:family="text">
      <style:text-properties fo:font-weight="bold" officeooo:rsid="002ca416" style:font-weight-asian="bold" style:font-weight-complex="bold"/>
    </style:style>
    <style:style style:name="T12" style:family="text">
      <style:text-properties fo:font-weight="bold" officeooo:rsid="00208e49" style:font-weight-asian="bold" style:font-weight-complex="bold"/>
    </style:style>
    <style:style style:name="T13" style:family="text">
      <style:text-properties fo:font-weight="bold" officeooo:rsid="0020a792" style:font-weight-asian="bold" style:font-weight-complex="bold"/>
    </style:style>
    <style:style style:name="T14" style:family="text">
      <style:text-properties fo:font-weight="bold" officeooo:rsid="003b868c" style:font-weight-asian="bold" style:font-weight-complex="bold"/>
    </style:style>
    <style:style style:name="T15" style:family="text">
      <style:text-properties fo:font-weight="bold" officeooo:rsid="003edca6" style:font-weight-asian="bold" style:font-weight-complex="bold"/>
    </style:style>
    <style:style style:name="T16" style:family="text">
      <style:text-properties fo:font-weight="bold" officeooo:rsid="004c784b" style:font-weight-asian="bold" style:font-weight-complex="bold"/>
    </style:style>
    <style:style style:name="T17" style:family="text">
      <style:text-properties fo:font-weight="bold" officeooo:rsid="00502b5e" style:font-weight-asian="bold" style:font-weight-complex="bold"/>
    </style:style>
    <style:style style:name="T18" style:family="text">
      <style:text-properties fo:font-weight="bold" officeooo:rsid="00534d15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5d579" style:font-weight-asian="normal" style:font-weight-complex="normal"/>
    </style:style>
    <style:style style:name="T21" style:family="text">
      <style:text-properties fo:font-weight="normal" officeooo:rsid="0016b32d" style:font-weight-asian="normal" style:font-weight-complex="normal"/>
    </style:style>
    <style:style style:name="T22" style:family="text">
      <style:text-properties fo:font-weight="normal" officeooo:rsid="00194ceb" style:font-weight-asian="normal" style:font-weight-complex="normal"/>
    </style:style>
    <style:style style:name="T23" style:family="text">
      <style:text-properties fo:font-weight="normal" officeooo:rsid="001beed5" style:font-weight-asian="normal" style:font-weight-complex="normal"/>
    </style:style>
    <style:style style:name="T24" style:family="text">
      <style:text-properties fo:font-weight="normal" officeooo:rsid="001cd22c" style:font-weight-asian="normal" style:font-weight-complex="normal"/>
    </style:style>
    <style:style style:name="T25" style:family="text">
      <style:text-properties fo:font-weight="normal" officeooo:rsid="001eaf52" style:font-weight-asian="normal" style:font-weight-complex="normal"/>
    </style:style>
    <style:style style:name="T26" style:family="text">
      <style:text-properties fo:font-weight="normal" officeooo:rsid="002ca416" style:font-weight-asian="normal" style:font-weight-complex="normal"/>
    </style:style>
    <style:style style:name="T27" style:family="text">
      <style:text-properties fo:font-weight="normal" officeooo:rsid="002fecf3" style:font-weight-asian="normal" style:font-weight-complex="normal"/>
    </style:style>
    <style:style style:name="T28" style:family="text">
      <style:text-properties fo:font-weight="normal" officeooo:rsid="002e0c09" style:font-weight-asian="normal" style:font-weight-complex="normal"/>
    </style:style>
    <style:style style:name="T29" style:family="text">
      <style:text-properties fo:font-weight="normal" officeooo:rsid="0030ca6f" style:font-weight-asian="normal" style:font-weight-complex="normal"/>
    </style:style>
    <style:style style:name="T30" style:family="text">
      <style:text-properties fo:font-weight="normal" officeooo:rsid="00372b44" style:font-weight-asian="normal" style:font-weight-complex="normal"/>
    </style:style>
    <style:style style:name="T31" style:family="text">
      <style:text-properties fo:font-weight="normal" officeooo:rsid="0038d9bb" style:font-weight-asian="normal" style:font-weight-complex="normal"/>
    </style:style>
    <style:style style:name="T32" style:family="text">
      <style:text-properties fo:font-weight="normal" officeooo:rsid="003a1aa3" style:font-weight-asian="normal" style:font-weight-complex="normal"/>
    </style:style>
    <style:style style:name="T33" style:family="text">
      <style:text-properties fo:font-weight="normal" officeooo:rsid="003a8515" style:font-weight-asian="normal" style:font-weight-complex="normal"/>
    </style:style>
    <style:style style:name="T34" style:family="text">
      <style:text-properties fo:font-weight="normal" officeooo:rsid="003b0450" style:font-weight-asian="normal" style:font-weight-complex="normal"/>
    </style:style>
    <style:style style:name="T35" style:family="text">
      <style:text-properties fo:font-weight="normal" officeooo:rsid="003b868c" style:font-weight-asian="normal" style:font-weight-complex="normal"/>
    </style:style>
    <style:style style:name="T36" style:family="text">
      <style:text-properties fo:font-weight="normal" officeooo:rsid="003ceff7" style:font-weight-asian="normal" style:font-weight-complex="normal"/>
    </style:style>
    <style:style style:name="T37" style:family="text">
      <style:text-properties fo:font-weight="normal" officeooo:rsid="003edca6" style:font-weight-asian="normal" style:font-weight-complex="normal"/>
    </style:style>
    <style:style style:name="T38" style:family="text">
      <style:text-properties fo:font-weight="normal" officeooo:rsid="004092ce" style:font-weight-asian="normal" style:font-weight-complex="normal"/>
    </style:style>
    <style:style style:name="T39" style:family="text">
      <style:text-properties fo:font-weight="normal" officeooo:rsid="00208e49" style:font-weight-asian="normal" style:font-weight-complex="normal"/>
    </style:style>
    <style:style style:name="T40" style:family="text">
      <style:text-properties fo:font-weight="normal" officeooo:rsid="0050d6ba" style:font-weight-asian="normal" style:font-weight-complex="normal"/>
    </style:style>
    <style:style style:name="T41" style:family="text">
      <style:text-properties fo:font-weight="normal" officeooo:rsid="00534d15" style:font-weight-asian="normal" style:font-weight-complex="normal"/>
    </style:style>
    <style:style style:name="T42" style:family="text">
      <style:text-properties fo:font-weight="normal" officeooo:rsid="005429ee" style:font-weight-asian="normal" style:font-weight-complex="normal"/>
    </style:style>
    <style:style style:name="T43" style:family="text">
      <style:text-properties officeooo:rsid="001eaf52"/>
    </style:style>
    <style:style style:name="T44" style:family="text">
      <style:text-properties officeooo:rsid="0020a792"/>
    </style:style>
    <style:style style:name="T45" style:family="text">
      <style:text-properties officeooo:rsid="00221d8e"/>
    </style:style>
    <style:style style:name="T46" style:family="text">
      <style:text-properties officeooo:rsid="0022d9c8"/>
    </style:style>
    <style:style style:name="T47" style:family="text">
      <style:text-properties officeooo:rsid="0024b860"/>
    </style:style>
    <style:style style:name="T48" style:family="text">
      <style:text-properties officeooo:rsid="0025db37"/>
    </style:style>
    <style:style style:name="T49" style:family="text">
      <style:text-properties officeooo:rsid="00271cf3"/>
    </style:style>
    <style:style style:name="T50" style:family="text">
      <style:text-properties officeooo:rsid="0028519b"/>
    </style:style>
    <style:style style:name="T51" style:family="text">
      <style:text-properties officeooo:rsid="0028db63"/>
    </style:style>
    <style:style style:name="T52" style:family="text">
      <style:text-properties officeooo:rsid="00293fb7"/>
    </style:style>
    <style:style style:name="T53" style:family="text">
      <style:text-properties officeooo:rsid="002ca416"/>
    </style:style>
    <style:style style:name="T54" style:family="text">
      <style:text-properties officeooo:rsid="002e0c09"/>
    </style:style>
    <style:style style:name="T55" style:family="text">
      <style:text-properties officeooo:rsid="002fecf3"/>
    </style:style>
    <style:style style:name="T56" style:family="text">
      <style:text-properties style:text-underline-style="solid" style:text-underline-width="auto" style:text-underline-color="font-color"/>
    </style:style>
    <style:style style:name="T57" style:family="text">
      <style:text-properties officeooo:rsid="0033c026"/>
    </style:style>
    <style:style style:name="T58" style:family="text">
      <style:text-properties officeooo:rsid="00372b44"/>
    </style:style>
    <style:style style:name="T59" style:family="text">
      <style:text-properties officeooo:rsid="0038d9bb"/>
    </style:style>
    <style:style style:name="T60" style:family="text">
      <style:text-properties officeooo:rsid="003a1aa3"/>
    </style:style>
    <style:style style:name="T61" style:family="text">
      <style:text-properties officeooo:rsid="003b868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officeooo:rsid="003ceff7"/>
    </style:style>
    <style:style style:name="T65" style:family="text">
      <style:text-properties officeooo:rsid="003edca6"/>
    </style:style>
    <style:style style:name="T66" style:family="text">
      <style:text-properties officeooo:rsid="004c784b"/>
    </style:style>
    <style:style style:name="T67" style:family="text">
      <style:text-properties officeooo:rsid="004e6864"/>
    </style:style>
    <style:style style:name="T68" style:family="text">
      <style:text-properties officeooo:rsid="00502b5e"/>
    </style:style>
    <style:style style:name="T69" style:family="text">
      <style:text-properties officeooo:rsid="00534d1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 a part of your end year networking project, you are required to design and implement Vic Modern Hotel netwo<text:span text:style-name="T57">r</text:span>k. The hotel has three floors, in the first floor there three departments (Reception, Store, and Logistics), in second floor there are three departments (Finance, HR , and Sales Marketing), while the third floor hosts the IT and Admin. Therefore, the following are part of the considerations during the design and implementation.</text:p>
      <text:p text:style-name="P1"/>
      <text:list xml:id="list345042692" text:style-name="L6">
        <text:list-item>
          <text:p text:style-name="P6"><text:span text:style-name="T1">There should be three routers connecting each floor (all placed in the server room in IT department).</text:span></text:p>
        </text:list-item>
      </text:list>
      <text:list xml:id="list1023008523" text:style-name="L5">
        <text:list-item>
          <text:p text:style-name="P5"><text:span text:style-name="T1">All routers should be connected to each other using </text:span><text:span text:style-name="T7">serial DCE cable.</text:span></text:p>
        </text:list-item>
        <text:list-item>
          <text:p text:style-name="P5"><text:span text:style-name="T1">The network between the routers should be </text:span></text:p>
        </text:list-item>
      </text:list>
      <text:list xml:id="list767275765" text:style-name="L2">
        <text:list-item>
          <text:p text:style-name="P4"><text:span text:style-name="T1">10.10.10.0/30</text:span></text:p>
        </text:list-item>
        <text:list-item>
          <text:p text:style-name="P4"><text:span text:style-name="T1">10.10.10.4/30</text:span></text:p>
        </text:list-item>
        <text:list-item>
          <text:p text:style-name="P4"><text:span text:style-name="T1">10.10.10.8/30</text:span></text:p>
        </text:list-item>
      </text:list>
      <text:list xml:id="list405231295" text:style-name="L7">
        <text:list-item>
          <text:p text:style-name="P3">Each floor is expected to have one switch(placed in the respective floor)</text:p>
        </text:list-item>
        <text:list-item>
          <text:p text:style-name="P3">Each floor is expected to have WIFI networks connected to laptops and phones.</text:p>
        </text:list-item>
        <text:list-item>
          <text:p text:style-name="P3">Each department is expected to have a printer.</text:p>
        </text:list-item>
        <text:list-item>
          <text:p text:style-name="P3">Each department is expected to be in different VLAN with the following details.</text:p>
        </text:list-item>
      </text:list>
      <text:p text:style-name="P2"/>
      <text:p text:style-name="P2"><text:tab/><text:span text:style-name="T6">1</text:span><text:span text:style-name="T2">st</text:span><text:span text:style-name="T6"> Floor</text:span></text:p>
      <text:p text:style-name="P2"><text:span text:style-name="T6"/></text:p>
      <text:list xml:id="list842867468" text:style-name="L8">
        <text:list-item>
          <text:p text:style-name="P7"><text:span text:style-name="T20">Reception<text:tab/>- VLAN 80<text:tab/>Network of 192.168.8.0/24</text:span></text:p>
        </text:list-item>
        <text:list-item>
          <text:p text:style-name="P8">Store <text:tab/><text:tab/>- VLAN 70<text:tab/>Network of 192.168.7.0/24</text:p>
        </text:list-item>
        <text:list-item>
          <text:p text:style-name="P8">Logistics<text:tab/>- VLAN 60<text:tab/>Network of 192.168.6.0/24</text:p>
        </text:list-item>
      </text:list>
      <text:p text:style-name="P9"/>
      <text:p text:style-name="P9"/>
      <text:p text:style-name="P9"><text:tab/><text:span text:style-name="T8">2</text:span><text:span text:style-name="T3">nd</text:span><text:span text:style-name="T8"> Floor</text:span></text:p>
      <text:p text:style-name="P9"><text:span text:style-name="T8"/></text:p>
      <text:list xml:id="list3166632536" text:style-name="L9">
        <text:list-item>
          <text:p text:style-name="P21"><text:span text:style-name="T21">Finance<text:tab/>- VLAN 50<text:tab/>Network of 192.168.5.0/24</text:span></text:p>
        </text:list-item>
        <text:list-item>
          <text:p text:style-name="P11">HR<text:tab/><text:tab/>- VLAN 40<text:tab/>Network of 192.168.4.0/24</text:p>
        </text:list-item>
        <text:list-item>
          <text:p text:style-name="P11">Sales<text:tab/><text:tab/>- VLAN 30<text:tab/>Network of 192.168.3.0/24</text:p>
        </text:list-item>
      </text:list>
      <text:p text:style-name="P12"/>
      <text:p text:style-name="P12"/>
      <text:p text:style-name="P12"><text:tab/><text:span text:style-name="T6">3</text:span><text:span text:style-name="T2">rd</text:span><text:span text:style-name="T6"> Floor</text:span></text:p>
      <text:p text:style-name="P12"><text:span text:style-name="T6"/></text:p>
      <text:list xml:id="list1390105163" text:style-name="L10">
        <text:list-item>
          <text:p text:style-name="P22"><text:span text:style-name="T21">Admin <text:tab/>- VLAN 20<text:tab/>Network of 192.168.2.0/24</text:span></text:p>
        </text:list-item>
        <text:list-item>
          <text:p text:style-name="P13">IT<text:tab/><text:tab/>- VALN 10<text:tab/>Network of 192.168.1.0/24</text:p>
        </text:list-item>
      </text:list>
      <text:p text:style-name="P12"/>
      <text:list xml:id="list955687052" text:style-name="L11">
        <text:list-item>
          <text:p text:style-name="P14">Use OSPF as the routing protocol to advertise routers.</text:p>
        </text:list-item>
        <text:list-item>
          <text:p text:style-name="P14">All devices in the network are expected to obtain IP address dynamically with their respective router configured as the DHCP server.</text:p>
        </text:list-item>
        <text:list-item>
          <text:p text:style-name="P14">All the devices in the network are expected to communicate with each other.</text:p>
        </text:list-item>
        <text:list-item>
          <text:p text:style-name="P17">Configure SSH in all the routers for remote login.</text:p>
        </text:list-item>
        <text:list-item>
          <text:p text:style-name="P17">In IT department, add PC called Test-PC to port fa0/1 and use it to test remote login.</text:p>
        </text:list-item>
        <text:list-item>
          <text:p text:style-name="P17">Configure port security to IT-dept switch to allow only Test-PC to access port fa0/1 (Use sticky method to obtain mac-address with violation mode of shutdown)</text:p>
        </text:list-item>
      </text:list>
      <text:p text:style-name="P18"/>
      <text:p text:style-name="P18"/>
      <text:p text:style-name="P18"/>
      <text:p text:style-name="P18"/>
      <text:p text:style-name="P78"><text:soft-page-break/>Routers Cisco 2911</text:p>
      <text:p text:style-name="P19"/>
      <text:p text:style-name="P19">We can’t connect <text:span text:style-name="T7">serial DCE cable</text:span><text:span text:style-name="T6">s </text:span>any default interfaces in the router. So we have to add serial interfaces to routers manually. </text:p>
      <text:p text:style-name="P19"/>
      <text:list xml:id="list943139531" text:style-name="L12">
        <text:list-item>
          <text:p text:style-name="P23"><text:span text:style-name="T22">Power off the router using power button located in behind the router.</text:span></text:p>
        </text:list-item>
        <text:list-item>
          <text:p text:style-name="P24"><text:span text:style-name="T22">C</text:span><text:span text:style-name="T19">hoose HWIC-2T from modules and place that in an empty slot of the router.</text:span></text:p>
        </text:list-item>
        <text:list-item>
          <text:p text:style-name="P24"><text:span text:style-name="T19">Power on the router.</text:span></text:p>
        </text:list-item>
      </text:list>
      <text:p text:style-name="P25"><text:span text:style-name="T19"/></text:p>
      <text:p text:style-name="P25"><text:span text:style-name="T19"><text:s text:c="5"/></text:span><text:span text:style-name="T23">Connections :</text:span></text:p>
      <text:p text:style-name="P25"><text:span text:style-name="T23"/></text:p>
      <text:p text:style-name="P25"><text:span text:style-name="T19"><text:tab/>F1-Router </text:span><text:span text:style-name="T6">se0/0/1</text:span><text:span text:style-name="T19"> --------- F2-Router </text:span><text:span text:style-name="T6">se0/0/</text:span><text:span text:style-name="T9">0</text:span></text:p>
      <text:p text:style-name="P25"><text:span text:style-name="T19"><text:tab/>F1-Router </text:span><text:span text:style-name="T6">se0/0/0</text:span><text:span text:style-name="T19"> --------- F3-Router </text:span><text:span text:style-name="T6">se0/0/0</text:span></text:p>
      <text:p text:style-name="P25"><text:span text:style-name="T19"><text:tab/>F2-Router </text:span><text:span text:style-name="T6">se</text:span><text:span text:style-name="T9">0/0/1</text:span><text:span text:style-name="T23"> --------- F3-Router </text:span><text:span text:style-name="T9">se0/0/1</text:span></text:p>
      <text:p text:style-name="P25"><text:span text:style-name="T9"/></text:p>
      <text:p text:style-name="P25"><text:span text:style-name="T9"><text:tab/></text:span><text:span text:style-name="T24">F1-Router </text:span><text:span text:style-name="T25">(</text:span><text:span text:style-name="T10">10.10.10.1</text:span><text:span text:style-name="T25">)</text:span><text:span text:style-name="T24"> ------ 10.10.10.0/30 ------ F2-Router </text:span><text:span text:style-name="T25">(</text:span><text:span text:style-name="T10">10.10.10.2</text:span><text:span text:style-name="T25">)</text:span></text:p>
      <text:p text:style-name="P26"><text:span text:style-name="T24"><text:tab/>F1-Router </text:span><text:span text:style-name="T25">(</text:span><text:span text:style-name="T10">10.10.10.5</text:span><text:span text:style-name="T25">)</text:span><text:span text:style-name="T24"> ------ 10.10.10.4/30 ------ F3-Router </text:span><text:span text:style-name="T25">(</text:span><text:span text:style-name="T10">10.10.10.6</text:span><text:span text:style-name="T25">)</text:span></text:p>
      <text:p text:style-name="P26"><text:span text:style-name="T24"><text:tab/>F2-Router </text:span><text:span text:style-name="T25">(</text:span><text:span text:style-name="T10">10.10.10.9</text:span><text:span text:style-name="T25">)</text:span><text:span text:style-name="T24"> ------ 10.10.10.8/30 ------ F3-Router </text:span><text:span text:style-name="T25">(</text:span><text:span text:style-name="T10">10.10.10.10</text:span><text:span text:style-name="T25">)</text:span></text:p>
      <text:p text:style-name="P26"><text:span text:style-name="T25"/></text:p>
      <text:p text:style-name="P26"><text:span text:style-name="T25"/></text:p>
      <text:p text:style-name="P67"><text:span text:style-name="T25">W</text:span><text:span text:style-name="T19">e have connected routers using serial DCE cables. To forward traffic through those interfaces we have to </text:span><text:span text:style-name="T6">enable clock rate </text:span><text:span text:style-name="T19">of serial DCE interfaces. We can identify the DCE interfaces using </text:span><text:span text:style-name="T6">clock symbol</text:span><text:span text:style-name="T19"> in the interface.</text:span></text:p>
      <text:p text:style-name="P26"><text:span text:style-name="T25"/></text:p>
      <text:p text:style-name="P68"><text:span text:style-name="T43">F</text:span>1-Router</text:p>
      <text:p text:style-name="P33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03">Interface</text:p>
          </table:table-cell>
          <table:table-cell table:style-name="Table1.B1" office:value-type="string">
            <text:p text:style-name="P103">Connected Device</text:p>
          </table:table-cell>
        </table:table-row>
        <table:table-row>
          <table:table-cell table:style-name="Table1.A2" office:value-type="string">
            <text:p text:style-name="P104"><text:s text:c="5"/>Se0/0/0 <text:s text:c="3"/><text:span text:style-name="T53">DCE end(Enable Clock Rate)</text:span></text:p>
          </table:table-cell>
          <table:table-cell table:style-name="Table1.B2" office:value-type="string">
            <text:p text:style-name="Table_20_Contents"><text:s text:c="4"/><text:span text:style-name="T44">F3-Router <text:s text:c="2"/>Se0/0/0 <text:s text:c="7"/></text:span></text:p>
          </table:table-cell>
        </table:table-row>
        <table:table-row>
          <table:table-cell table:style-name="Table1.A2" office:value-type="string">
            <text:p text:style-name="P104"><text:s text:c="5"/>Se0/0/1 <text:s text:c="3"/><text:span text:style-name="T53">DCE end(Enable Clock Rate)</text:span></text:p>
          </table:table-cell>
          <table:table-cell table:style-name="Table1.B2" office:value-type="string">
            <text:p text:style-name="Table_20_Contents"><text:s text:c="4"/><text:span text:style-name="T44">F2-Router <text:s text:c="2"/>Se0/0/0</text:span></text:p>
          </table:table-cell>
        </table:table-row>
        <table:table-row>
          <table:table-cell table:style-name="Table1.A2" office:value-type="string">
            <text:p text:style-name="P102"><text:s text:c="5"/>Gig0/0</text:p>
          </table:table-cell>
          <table:table-cell table:style-name="Table1.B2" office:value-type="string">
            <text:p text:style-name="Table_20_Contents"><text:s text:c="4"/><text:span text:style-name="T44">F1-Switch <text:s text:c="2"/>Fa0/1</text:span></text:p>
          </table:table-cell>
        </table:table-row>
      </table:table>
      <text:p text:style-name="P33"/>
      <text:p text:style-name="P51">Configuration :</text:p>
      <text:p text:style-name="P51"/>
      <text:p text:style-name="P51"><text:tab/><text:span text:style-name="T27">Hostname, password and banner </text:span><text:span text:style-name="T29">are</text:span><text:span text:style-name="T27"> configured.</text:span></text:p>
      <text:p text:style-name="P51"><text:span text:style-name="T27"/></text:p>
      <text:p text:style-name="P51"><text:tab/><text:span text:style-name="T55">password : sande</text:span></text:p>
      <text:p text:style-name="P51"/>
      <text:p text:style-name="P51"><text:tab/><text:span text:style-name="T54">Enable interfaces :</text:span></text:p>
      <text:p text:style-name="P51"><text:tab/></text:p>
      <text:p text:style-name="P72"><text:span text:style-name="T11"><text:tab/><text:tab/></text:span><text:span text:style-name="T63">Router&gt; enable</text:span></text:p>
      <text:p text:style-name="P84"><text:span text:style-name="T11"><text:tab/><text:tab/></text:span><text:span text:style-name="T63">Router# conf t</text:span></text:p>
      <text:p text:style-name="P84"/>
      <text:p text:style-name="P84"><text:span text:style-name="T11"><text:tab/><text:tab/></text:span><text:span text:style-name="T63">Router(config)# interface se0/0/0</text:span></text:p>
      <text:p text:style-name="P86"><text:span text:style-name="T11"><text:tab/><text:tab/></text:span>Router(config-if)# no shutdown</text:p>
      <text:p text:style-name="P86"><text:span text:style-name="T11"><text:tab/><text:tab/></text:span>Router(config-if)# clock rate 64000</text:p>
      <text:p text:style-name="P86"><text:span text:style-name="T11"><text:tab/><text:tab/></text:span>Router(config-if)# exit</text:p>
      <text:p text:style-name="P85"><text:tab/></text:p>
      <text:p text:style-name="P72"><text:soft-page-break/><text:span text:style-name="T11"><text:tab/><text:tab/></text:span><text:span text:style-name="T26">Router(config)# interface se0/0/1</text:span></text:p>
      <text:p text:style-name="P72"><text:span text:style-name="T11"><text:tab/><text:tab/></text:span><text:span text:style-name="T26">Router(config-if)# no shutdown </text:span></text:p>
      <text:p text:style-name="P72"><text:span text:style-name="T19"><text:tab/><text:tab/></text:span>Router(config-if)# clock rate 64000</text:p>
      <text:p text:style-name="P20"><text:tab/><text:tab/>Router(config-if)# exit</text:p>
      <text:p text:style-name="P51"><text:tab/></text:p>
      <text:p text:style-name="P33"/>
      <text:p text:style-name="P73"><text:span text:style-name="T12"><text:tab/><text:tab/></text:span>Router(config)# interface g0/0</text:p>
      <text:p text:style-name="P73"><text:tab/><text:tab/>Router(config-if)# no shutdown</text:p>
      <text:p text:style-name="P74"><text:tab/><text:tab/><text:span text:style-name="T19">Router(config-if)# exit</text:span></text:p>
      <text:p text:style-name="P74"><text:span text:style-name="T19"/></text:p>
      <text:p text:style-name="P74"><text:span text:style-name="T19"><text:tab/></text:span><text:span text:style-name="T14">Configuring IP address for router interfaces :</text:span></text:p>
      <text:p text:style-name="P74"><text:span text:style-name="T35"/></text:p>
      <text:p text:style-name="P74"><text:span text:style-name="T35"><text:tab/><text:tab/>F1-Router(config)#interface se0/0/1</text:span></text:p>
      <text:p text:style-name="P74"><text:span text:style-name="T35"><text:tab/><text:tab/>F1-Router(config-if)#ip address 10.10.10.1 255.255.255.252</text:span></text:p>
      <text:p text:style-name="P74"><text:span text:style-name="T35"><text:tab/><text:tab/></text:span></text:p>
      <text:p text:style-name="P74"><text:span text:style-name="T35"><text:tab/><text:tab/>F1-Router(config)#interface se0/0/0</text:span></text:p>
      <text:p text:style-name="P74"><text:span text:style-name="T35"><text:tab/><text:tab/>F1-Router(config-if)#ip address 10.10.10.5 255.255.255.252</text:span></text:p>
      <text:p text:style-name="P74"><text:span text:style-name="T35"/></text:p>
      <text:p text:style-name="P91"><text:tab/><text:span text:style-name="T14">Configuring </text:span><text:span text:style-name="T15">Inter VLAN routing :</text:span></text:p>
      <text:p text:style-name="P92"><text:span text:style-name="T15"><text:tab/><text:tab/></text:span></text:p>
      <text:p text:style-name="P92"><text:span text:style-name="T15"><text:tab/> <text:s text:c="4"/></text:span><text:span text:style-name="T38">We have to divide g0/0 interface to sub interfaces. </text:span></text:p>
      <text:p text:style-name="P91"><text:span text:style-name="T15"><text:tab/></text:span></text:p>
      <text:p text:style-name="P91"><text:span text:style-name="T15"><text:tab/><text:tab/></text:span><text:span text:style-name="T37">F1-Router(config)#interface g0/0.80</text:span></text:p>
      <text:p text:style-name="P91"><text:span text:style-name="T15"><text:tab/><text:tab/></text:span><text:span text:style-name="T37">F1-Router(config-subif)#encapsulation dot1Q 80</text:span></text:p>
      <text:p text:style-name="P91"><text:span text:style-name="T15"><text:tab/></text:span><text:span text:style-name="T37"><text:tab/>F1-Router(config-subif)#ip address 192.168.8.1 255.255.255.0</text:span></text:p>
      <text:p text:style-name="P91"><text:span text:style-name="T37"/></text:p>
      <text:p text:style-name="P91"><text:span text:style-name="T37"><text:tab/><text:tab/>F1-Router(config)#interface g0/0.70</text:span></text:p>
      <text:p text:style-name="P91"><text:span text:style-name="T37"><text:tab/><text:tab/>F1-Router(config-subif)#encapsulation dot1Q 70</text:span></text:p>
      <text:p text:style-name="P91"><text:span text:style-name="T37"><text:tab/><text:tab/>F1-Router(config-subif)#ip address 192.168.7.1 255.255.255.0</text:span></text:p>
      <text:p text:style-name="P91"><text:span text:style-name="T37"/></text:p>
      <text:p text:style-name="P91"><text:span text:style-name="T37"><text:tab/><text:tab/>F1-Router(config)#interface g0/0.60</text:span></text:p>
      <text:p text:style-name="P91"><text:span text:style-name="T37"><text:tab/><text:tab/>F1-Router(config-subif)#encapsulation dot1Q 60</text:span></text:p>
      <text:p text:style-name="P91"><text:span text:style-name="T37"><text:tab/><text:tab/>F1-Router(config-subif)#ip address 192.168.6.1 255.255.255.0</text:span></text:p>
      <text:p text:style-name="P91"><text:span text:style-name="T15"/></text:p>
      <text:p text:style-name="P91"><text:span text:style-name="T15"><text:tab/>Configuring DHCP :</text:span></text:p>
      <text:p text:style-name="P34"><text:tab/></text:p>
      <text:p text:style-name="P73"><text:span text:style-name="T12"><text:tab/></text:span><text:span text:style-name="T39"><text:tab/></text:span><text:span text:style-name="T19">F1-Router(config)#service dhcp</text:span></text:p>
      <text:p text:style-name="P73"><text:span text:style-name="T19"/></text:p>
      <text:p text:style-name="P73"><text:span text:style-name="T39"><text:tab/><text:tab/></text:span><text:span text:style-name="T19">F1-Router(config)#ip dhcp pool RECEPTION</text:span></text:p>
      <text:p text:style-name="P73"><text:span text:style-name="T39"><text:tab/><text:tab/></text:span><text:span text:style-name="T19">F1-Router(dhcp-config)#network 192.168.8.0 255.255.255.0</text:span></text:p>
      <text:p text:style-name="P73"><text:span text:style-name="T39"><text:tab/><text:tab/></text:span><text:span text:style-name="T19">F1-Router(dhcp-config)#default-router 192.168.8.1</text:span></text:p>
      <text:p text:style-name="P73"><text:span text:style-name="T39"><text:tab/><text:tab/></text:span><text:span text:style-name="T19">F1-Router(dhcp-config)#dns-server 192.168.8.1</text:span></text:p>
      <text:p text:style-name="P34"><text:span text:style-name="T19"/></text:p>
      <text:p text:style-name="P73"><text:span text:style-name="T39"><text:tab/><text:tab/></text:span><text:span text:style-name="T19">F1-Router(config)#ip dhcp pool STORE</text:span></text:p>
      <text:p text:style-name="P73"><text:span text:style-name="T39"><text:tab/><text:tab/></text:span><text:span text:style-name="T19">F1-Router(dhcp-config)#network 192.168.7.0 255.255.255.0</text:span></text:p>
      <text:p text:style-name="P73"><text:span text:style-name="T39"><text:tab/><text:tab/></text:span><text:span text:style-name="T19">F1-Router(dhcp-config)#default-router 192.168.7.1</text:span></text:p>
      <text:p text:style-name="P73"><text:span text:style-name="T39"><text:tab/><text:tab/></text:span><text:span text:style-name="T19">F1-Router(dhcp-config)#dns-server 192.168.7.1</text:span></text:p>
      <text:p text:style-name="P34"><text:span text:style-name="T19"/></text:p>
      <text:p text:style-name="P33"/>
      <text:p text:style-name="P65"><text:soft-page-break/><text:span text:style-name="T12"><text:tab/><text:tab/></text:span>F1-Router(config)#ip dhcp pool LOGISTICS</text:p>
      <text:p text:style-name="P65"><text:span text:style-name="T12"><text:tab/><text:tab/></text:span>F1-Router(dhcp-config)#network 192.168.6.0 255.255.255.0</text:p>
      <text:p text:style-name="P65"><text:span text:style-name="T12"><text:tab/><text:tab/></text:span>F1-Router(dhcp-config)#default-router 192.168.6.1</text:p>
      <text:p text:style-name="P33"><text:tab/><text:tab/><text:span text:style-name="T19">F1-Router(dhcp-config)#dns-server 192.168.6.1</text:span></text:p>
      <text:p text:style-name="P33"/>
      <text:p text:style-name="P35"><text:tab/><text:span text:style-name="T65">Configuring </text:span><text:span text:style-name="T66">Routing Protocol </text:span><text:span text:style-name="T68">(OSPF protocol)</text:span><text:span text:style-name="T65"> :</text:span></text:p>
      <text:p text:style-name="P35"/>
      <text:p text:style-name="P98"><text:span text:style-name="T12"><text:tab/></text:span><text:span text:style-name="T39"><text:tab/>F1-Router(config)#router ospf 10</text:span></text:p>
      <text:p text:style-name="P111"><text:tab/><text:tab/></text:p>
      <text:p text:style-name="P111"><text:tab/><text:tab/>F1-Router(config-router)#network 10.10.10.0 255.255.255.252 area 0</text:p>
      <text:p text:style-name="P111"><text:tab/><text:tab/>F1-Router(config-router)#network 10.10.10.4 255.255.255.252 area 0</text:p>
      <text:p text:style-name="P111"/>
      <text:p text:style-name="P111"><text:tab/><text:tab/>F1-Router(config-router)#network 192.168.8.0 255.255.255.0 area 0</text:p>
      <text:p text:style-name="P111"><text:tab/><text:tab/>F1-Router(config-router)#network 192.168.7.0 255.255.255.0 area 0</text:p>
      <text:p text:style-name="P111"><text:tab/><text:tab/>F1-Router(config-router)#network 192.168.6.0 255.255.255.0 area 0</text:p>
      <text:p text:style-name="P111"/>
      <text:p text:style-name="P35"><text:span text:style-name="T19"><text:tab/></text:span><text:span text:style-name="T69">Configuring SSH :</text:span></text:p>
      <text:p text:style-name="P35"/>
      <text:p text:style-name="P97"><text:span text:style-name="T12"><text:tab/><text:tab/></text:span>F1-Router(config)#ip domain-name sande</text:p>
      <text:p text:style-name="P97"><text:span text:style-name="T12"><text:tab/><text:tab/></text:span>F1-Router(config)#username sande password sande</text:p>
      <text:p text:style-name="P97"><text:span text:style-name="T12"><text:tab/><text:tab/></text:span>F1-Router(config)#crypto key generate rsa</text:p>
      <text:p text:style-name="P97"><text:span text:style-name="T12"><text:tab/><text:tab/></text:span>How many bits in the modulus [512]: 1024</text:p>
      <text:p text:style-name="P97"><text:span text:style-name="T12"><text:tab/><text:tab/></text:span>F1-Router(config)#line vty 0 15</text:p>
      <text:p text:style-name="P97"><text:span text:style-name="T12"><text:tab/><text:tab/></text:span>F1-Router(config-line)#login local</text:p>
      <text:p text:style-name="P97"><text:span text:style-name="T12"><text:tab/><text:tab/></text:span>F1-Router(config-line)#transport input ssh</text:p>
      <text:p text:style-name="P35"/>
      <text:p text:style-name="P33"/>
      <text:p text:style-name="P36"><text:span text:style-name="T56">F2-Router</text:span></text:p>
      <text:p text:style-name="P36"/>
      <text:p text:style-name="P36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03">Interface</text:p>
          </table:table-cell>
          <table:table-cell table:style-name="Table2.B1" office:value-type="string">
            <text:p text:style-name="P103">Connected Device</text:p>
          </table:table-cell>
        </table:table-row>
        <table:table-row>
          <table:table-cell table:style-name="Table2.A2" office:value-type="string">
            <text:p text:style-name="Table_20_Contents"><text:s text:c="4"/><text:span text:style-name="T44">Se0/0/0</text:span></text:p>
          </table:table-cell>
          <table:table-cell table:style-name="Table2.B2" office:value-type="string">
            <text:p text:style-name="Table_20_Contents"><text:s text:c="4"/><text:span text:style-name="T44">F1-Router <text:s/>Se0/0/1</text:span></text:p>
          </table:table-cell>
        </table:table-row>
        <table:table-row>
          <table:table-cell table:style-name="Table2.A2" office:value-type="string">
            <text:p text:style-name="P110"><text:s text:c="4"/><text:span text:style-name="T44">Se0/0/1 <text:s text:c="3"/></text:span><text:span text:style-name="T53">DCE end(Enable Clock Rate)</text:span></text:p>
          </table:table-cell>
          <table:table-cell table:style-name="Table2.B2" office:value-type="string">
            <text:p text:style-name="Table_20_Contents"><text:s text:c="4"/><text:span text:style-name="T44">F3-Router <text:s/>Se</text:span><text:span text:style-name="T45">0/0/1</text:span></text:p>
          </table:table-cell>
        </table:table-row>
        <table:table-row>
          <table:table-cell table:style-name="Table2.A2" office:value-type="string">
            <text:p text:style-name="Table_20_Contents"><text:s text:c="4"/><text:span text:style-name="T44">Gig0/0</text:span></text:p>
          </table:table-cell>
          <table:table-cell table:style-name="Table2.B2" office:value-type="string">
            <text:p text:style-name="Table_20_Contents"><text:s text:c="4"/><text:span text:style-name="T45">F2-Switch <text:s/>Fa0/1</text:span></text:p>
          </table:table-cell>
        </table:table-row>
      </table:table>
      <text:p text:style-name="P36"/>
      <text:p text:style-name="P52">Configuration :</text:p>
      <text:p text:style-name="P52"/>
      <text:p text:style-name="P52"><text:tab/><text:span text:style-name="T27">Hostname, password and banner </text:span><text:span text:style-name="T29">are</text:span><text:span text:style-name="T27"> configured.</text:span></text:p>
      <text:p text:style-name="P52"><text:span text:style-name="T27"/></text:p>
      <text:p text:style-name="P52"><text:tab/><text:span text:style-name="T55">password : sande</text:span></text:p>
      <text:p text:style-name="P52"/>
      <text:p text:style-name="P52"><text:tab/><text:span text:style-name="T54">Enable interfaces :</text:span></text:p>
      <text:p text:style-name="P52"/>
      <text:p text:style-name="P76"><text:span text:style-name="T11"><text:tab/><text:tab/></text:span>F2-Router(config)# interface se0/0/0</text:p>
      <text:p text:style-name="P76"><text:span text:style-name="T11"><text:tab/><text:tab/></text:span>F2-Router(config-if)# no shutdown</text:p>
      <text:p text:style-name="P76"><text:span text:style-name="T11"><text:tab/><text:tab/></text:span>F2-Router(config-if)# exit</text:p>
      <text:p text:style-name="P52"><text:soft-page-break/></text:p>
      <text:p text:style-name="P76"><text:span text:style-name="T11"><text:tab/><text:tab/></text:span>F2-Router(config)# interface se0/0/1</text:p>
      <text:p text:style-name="P76"><text:span text:style-name="T11"><text:tab/><text:tab/></text:span>F2-Router(config-if)# no shutdown </text:p>
      <text:p text:style-name="P76"><text:span text:style-name="T11"><text:tab/><text:tab/></text:span>F2-Router(config-if)# clock rate 64000</text:p>
      <text:p text:style-name="P76"><text:span text:style-name="T11"><text:tab/><text:tab/></text:span>F2-Router(config-if)# exit</text:p>
      <text:p text:style-name="P52"/>
      <text:p text:style-name="P75"><text:span text:style-name="T13"><text:tab/><text:tab/></text:span>F2-Router(config)#interface g0/0</text:p>
      <text:p text:style-name="P75"><text:span text:style-name="T13"><text:tab/><text:tab/></text:span>F2-Router(config-if)#no shutdown </text:p>
      <text:p text:style-name="P75"><text:span text:style-name="T13"><text:tab/><text:tab/></text:span>F2-Router(config-if)#exit</text:p>
      <text:p text:style-name="P36"/>
      <text:p text:style-name="P37"><text:tab/><text:span text:style-name="T61">Configuring IP address for router interfaces :</text:span></text:p>
      <text:p text:style-name="P37"/>
      <text:p text:style-name="P89"><text:span text:style-name="T13"><text:tab/><text:tab/></text:span>F2-Router(config)#interface se0/0/0</text:p>
      <text:p text:style-name="P89"><text:span text:style-name="T13"><text:tab/><text:tab/></text:span>F2-Router(config-if)#ip address 10.10.10.2 255.255.255.252</text:p>
      <text:p text:style-name="P37"/>
      <text:p text:style-name="P89"><text:span text:style-name="T13"><text:tab/><text:tab/></text:span>F2-Router(config)#interface se0/0/1</text:p>
      <text:p text:style-name="P89"><text:span text:style-name="T13"><text:tab/><text:tab/></text:span>F2-Router(config-if)#ip address 10.10.10.9 255.255.255.252</text:p>
      <text:p text:style-name="P36"/>
      <text:p text:style-name="P39"><text:tab/><text:span text:style-name="T61">Configuring </text:span><text:span text:style-name="T65">Inter VLAN routing :</text:span></text:p>
      <text:p text:style-name="P93"><text:span text:style-name="T15"><text:tab/><text:tab/></text:span></text:p>
      <text:p text:style-name="P39"><text:span text:style-name="T65"><text:tab/> <text:s text:c="4"/></text:span><text:span text:style-name="T38">We have to divide g0/0 interface to sub interfaces. </text:span></text:p>
      <text:p text:style-name="P39"><text:span text:style-name="T38"><text:tab/><text:tab/></text:span></text:p>
      <text:p text:style-name="P93"><text:span text:style-name="T38"><text:tab/><text:tab/>F2-Router(config)#interface g0/0.50</text:span></text:p>
      <text:p text:style-name="P93"><text:span text:style-name="T38"><text:tab/><text:tab/>F2-Router(config-subif)#encapsulation dot1Q 50</text:span></text:p>
      <text:p text:style-name="P93"><text:span text:style-name="T38"><text:tab/><text:tab/>F2-Router(config-subif)#ip address 192.168.5.1 255.255.255.0</text:span></text:p>
      <text:p text:style-name="P39"><text:span text:style-name="T38"/></text:p>
      <text:p text:style-name="P93"><text:span text:style-name="T38"><text:tab/><text:tab/>F2-Router(config)#interface g0/0.40</text:span></text:p>
      <text:p text:style-name="P93"><text:span text:style-name="T38"><text:tab/><text:tab/>F2-Router(config-subif)#encapsulation dot1Q 40</text:span></text:p>
      <text:p text:style-name="P93"><text:span text:style-name="T38"><text:tab/><text:tab/>F2-Router(config-subif)#ip address 192.168.4.1 255.255.255.0</text:span></text:p>
      <text:p text:style-name="P39"><text:span text:style-name="T38"/></text:p>
      <text:p text:style-name="P93"><text:span text:style-name="T38"><text:tab/><text:tab/>F2-Router(config)#interface g0/0.30</text:span></text:p>
      <text:p text:style-name="P93"><text:span text:style-name="T38"><text:tab/><text:tab/>F2-Router(config-subif)#encapsulation dot1Q 30</text:span></text:p>
      <text:p text:style-name="P93"><text:span text:style-name="T38"><text:tab/><text:tab/>F2-Router(config-subif)#ip address 192.168.3.1 255.255.255.0</text:span></text:p>
      <text:p text:style-name="P36"/>
      <text:p text:style-name="P40"><text:tab/><text:span text:style-name="T65">Configuring DHCP :</text:span></text:p>
      <text:p text:style-name="P40"/>
      <text:p text:style-name="P94"><text:span text:style-name="T13"><text:tab/><text:tab/></text:span>F2-Router(config)#service dhcp</text:p>
      <text:p text:style-name="P40"/>
      <text:p text:style-name="P94"><text:span text:style-name="T13"><text:tab/><text:tab/></text:span>F2-Router(config)#ip dhcp pool FINANCE</text:p>
      <text:p text:style-name="P94"><text:span text:style-name="T13"><text:tab/><text:tab/></text:span>F2-Router(dhcp-config)# network 192.168.5.0 255.255.255.0</text:p>
      <text:p text:style-name="P94"><text:span text:style-name="T13"><text:tab/><text:tab/></text:span>F2-Router(dhcp-config)#default-router 192.168.5.1</text:p>
      <text:p text:style-name="P94"><text:span text:style-name="T13"><text:tab/><text:tab/></text:span>F2-Router(dhcp-config)#dns-server 192.168.5.1</text:p>
      <text:p text:style-name="P40"/>
      <text:p text:style-name="P94"><text:span text:style-name="T13"><text:tab/><text:tab/></text:span>F2-Router(config)#ip dhcp pool HR</text:p>
      <text:p text:style-name="P94"><text:span text:style-name="T13"><text:tab/><text:tab/></text:span>F2-Router(dhcp-config)#network 192.168.4.0 255.255.255.0</text:p>
      <text:p text:style-name="P94"><text:span text:style-name="T13"><text:tab/><text:tab/></text:span>F2-Router(dhcp-config)#default-router 192.168.4.1</text:p>
      <text:p text:style-name="P94"><text:span text:style-name="T13"><text:tab/><text:tab/></text:span>F2-Router(dhcp-config)#dns-server 192.168.4.1</text:p>
      <text:p text:style-name="P40"/>
      <text:p text:style-name="P94"><text:span text:style-name="T13"><text:tab/><text:tab/></text:span>F2-Router(config)#ip dhcp pool SALES</text:p>
      <text:p text:style-name="P94"><text:soft-page-break/><text:span text:style-name="T13"><text:tab/><text:tab/></text:span>F2-Router(dhcp-config)#network 192.168.3.0 255.255.255.0</text:p>
      <text:p text:style-name="P94"><text:span text:style-name="T13"><text:tab/><text:tab/></text:span>F2-Router(dhcp-config)#default-router 192.168.3.1</text:p>
      <text:p text:style-name="P94"><text:span text:style-name="T13"><text:tab/><text:tab/></text:span>F2-Router(dhcp-config)#dns-server 192.168.3.1</text:p>
      <text:p text:style-name="P40"/>
      <text:p text:style-name="P43"><text:tab/><text:span text:style-name="T65">Configuring </text:span><text:span text:style-name="T66">Routing Protocol </text:span><text:span text:style-name="T68">(OSPF protocol)</text:span><text:span text:style-name="T65"> <text:s/>:</text:span></text:p>
      <text:p text:style-name="P42"/>
      <text:p text:style-name="P99"><text:span text:style-name="T13"><text:tab/><text:tab/></text:span>F2-Router(config)#router ospf 10</text:p>
      <text:p text:style-name="P42"><text:tab/><text:tab/></text:p>
      <text:p text:style-name="P42"/>
      <text:p text:style-name="P99"><text:span text:style-name="T13"><text:tab/><text:tab/></text:span>F2-Router(config-router)#network 10.10.10.0 255.255.255.252 area 0</text:p>
      <text:p text:style-name="P99"><text:span text:style-name="T13"><text:tab/><text:tab/></text:span>F2-Router(config-router)#network 10.10.10.<text:span text:style-name="T67">8</text:span> 255.255.255.252 area 0</text:p>
      <text:p text:style-name="P99"/>
      <text:p text:style-name="P99"><text:tab/><text:tab/>F2-Router(config-router)#network 192.168.5.0 255.255.255.0 area 0</text:p>
      <text:p text:style-name="P111"><text:tab/><text:tab/>F2-Router(config-router)#network 192.168.4.0 255.255.255.0 area 0</text:p>
      <text:p text:style-name="P111"><text:tab/><text:tab/>F2-Router(config-router)#network 192.168.3.0 255.255.255.0 area 0</text:p>
      <text:p text:style-name="P99"/>
      <text:p text:style-name="P44"><text:tab/><text:span text:style-name="T69">Configuring SSH :</text:span></text:p>
      <text:p text:style-name="P44"/>
      <text:p text:style-name="P100"><text:span text:style-name="T13"><text:tab/><text:tab/></text:span>F2-Router(config)#ip domain-name sande</text:p>
      <text:p text:style-name="P100"><text:span text:style-name="T13"><text:tab/><text:tab/></text:span>F2-Router(config)#username sane password sande</text:p>
      <text:p text:style-name="P100"><text:tab/><text:tab/>F2-Router(config)#crypto key generate rsa</text:p>
      <text:p text:style-name="P100"><text:tab/><text:tab/>How many bits in the modulus [512]: 1024</text:p>
      <text:p text:style-name="P100"><text:tab/><text:tab/>F2-Router(config)#line vty 0 15</text:p>
      <text:p text:style-name="P100"><text:tab/><text:tab/>F2-Router(config-line)#login local </text:p>
      <text:p text:style-name="P100"><text:tab/><text:tab/>F2-Router(config-line)#transport input ssh </text:p>
      <text:p text:style-name="P100"/>
      <text:p text:style-name="P44"/>
      <text:p text:style-name="P36"/>
      <text:p text:style-name="P69">F3-Router</text:p>
      <text:p text:style-name="P45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05">Interface</text:p>
          </table:table-cell>
          <table:table-cell table:style-name="Table3.B1" office:value-type="string">
            <text:p text:style-name="P105">Connected Device</text:p>
          </table:table-cell>
        </table:table-row>
        <table:table-row>
          <table:table-cell table:style-name="Table3.A2" office:value-type="string">
            <text:p text:style-name="Table_20_Contents"><text:s text:c="4"/><text:span text:style-name="T45">Se0/0/0</text:span></text:p>
          </table:table-cell>
          <table:table-cell table:style-name="Table3.B2" office:value-type="string">
            <text:p text:style-name="Table_20_Contents"><text:s text:c="4"/><text:span text:style-name="T46">F1-Router <text:s text:c="3"/>Se0/0/0</text:span></text:p>
          </table:table-cell>
        </table:table-row>
        <table:table-row>
          <table:table-cell table:style-name="Table3.A2" office:value-type="string">
            <text:p text:style-name="Table_20_Contents"><text:s text:c="4"/><text:span text:style-name="T45">Se0/0/1</text:span></text:p>
          </table:table-cell>
          <table:table-cell table:style-name="Table3.B2" office:value-type="string">
            <text:p text:style-name="Table_20_Contents"><text:s text:c="4"/><text:span text:style-name="T46">F2-Router <text:s text:c="3"/>Se0/0/1</text:span></text:p>
          </table:table-cell>
        </table:table-row>
        <table:table-row>
          <table:table-cell table:style-name="Table3.A2" office:value-type="string">
            <text:p text:style-name="Table_20_Contents"><text:s text:c="4"/><text:span text:style-name="T45">Gig0/0</text:span></text:p>
          </table:table-cell>
          <table:table-cell table:style-name="Table3.B2" office:value-type="string">
            <text:p text:style-name="Table_20_Contents"><text:s text:c="4"/><text:span text:style-name="T46">F3-</text:span><text:span text:style-name="T47">Switch <text:s text:c="3"/>Fa</text:span><text:span text:style-name="T48">0/2</text:span></text:p>
          </table:table-cell>
        </table:table-row>
      </table:table>
      <text:p text:style-name="P27"><text:span text:style-name="T25"/></text:p>
      <text:p text:style-name="P53">Configuration :</text:p>
      <text:p text:style-name="P53"/>
      <text:p text:style-name="P53"><text:tab/><text:span text:style-name="T27">Hostname, password and banner </text:span><text:span text:style-name="T29">are</text:span><text:span text:style-name="T27"> configured.</text:span></text:p>
      <text:p text:style-name="P53"><text:span text:style-name="T27"/></text:p>
      <text:p text:style-name="P53"><text:tab/><text:span text:style-name="T55">password : sande</text:span></text:p>
      <text:p text:style-name="P53"/>
      <text:p text:style-name="P53"><text:span text:style-name="T25"><text:tab/></text:span><text:span text:style-name="T28">Enable interfaces :</text:span></text:p>
      <text:p text:style-name="P53"><text:span text:style-name="T28"/></text:p>
      <text:p text:style-name="P77"><text:span text:style-name="T28"><text:tab/><text:tab/>F3-Router(config)# interface se0/0/0</text:span></text:p>
      <text:p text:style-name="P77"><text:span text:style-name="T28"><text:tab/><text:tab/>F3-Router(config-if)# no shutdown</text:span></text:p>
      <text:p text:style-name="P77"><text:span text:style-name="T28"><text:tab/><text:tab/>F3-Router(config-if)# exit</text:span></text:p>
      <text:p text:style-name="P53"><text:span text:style-name="T28"/></text:p>
      <text:p text:style-name="P77"><text:soft-page-break/><text:span text:style-name="T28"><text:tab/><text:tab/>F3-Router(config)# interface se0/0/1</text:span></text:p>
      <text:p text:style-name="P77"><text:span text:style-name="T28"><text:tab/><text:tab/>F3-Router(config-if)# no shutdown</text:span></text:p>
      <text:p text:style-name="P77"><text:span text:style-name="T28"><text:tab/><text:tab/>F3-Router(config-if)# exit</text:span></text:p>
      <text:p text:style-name="P53"><text:span text:style-name="T28"/></text:p>
      <text:p text:style-name="P77"><text:span text:style-name="T28"><text:tab/><text:tab/>F3-Router(config)# interface g0/0</text:span></text:p>
      <text:p text:style-name="P77"><text:span text:style-name="T28"><text:tab/><text:tab/>F3-Router(config-if)# no shutdown </text:span></text:p>
      <text:p text:style-name="P77"><text:span text:style-name="T28"><text:tab/><text:tab/>F3-Router(config-if)# exit</text:span></text:p>
      <text:p text:style-name="P53"><text:span text:style-name="T28"/></text:p>
      <text:p text:style-name="P58"><text:span text:style-name="T28"><text:tab/></text:span><text:span text:style-name="T61">Configuring IP address for router interfaces :</text:span></text:p>
      <text:p text:style-name="P38"/>
      <text:p text:style-name="P90"><text:span text:style-name="T13"><text:tab/><text:tab/></text:span>F<text:span text:style-name="T64">3</text:span>-Router(config)#interface se0/0/0</text:p>
      <text:p text:style-name="P90"><text:span text:style-name="T13"><text:tab/><text:tab/></text:span>F<text:span text:style-name="T64">3</text:span>-Router(config-if)#ip address 10.10.10.<text:span text:style-name="T64">6</text:span> 255.255.255.252</text:p>
      <text:p text:style-name="P38"/>
      <text:p text:style-name="P90"><text:span text:style-name="T13"><text:tab/><text:tab/></text:span>F<text:span text:style-name="T64">3</text:span>-Router(config)#interface se0/0/1</text:p>
      <text:p text:style-name="P58"><text:span text:style-name="T44"><text:tab/><text:tab/></text:span><text:span text:style-name="T28">F</text:span><text:span text:style-name="T36">3</text:span><text:span text:style-name="T28">-Router(config-if)#ip address 10.10.10.</text:span><text:span text:style-name="T36">10</text:span><text:span text:style-name="T28"> 255.255.255.252</text:span></text:p>
      <text:p text:style-name="P58"><text:span text:style-name="T28"/></text:p>
      <text:p text:style-name="P59"><text:span text:style-name="T28"><text:tab/></text:span><text:span text:style-name="T61">Configuring </text:span><text:span text:style-name="T65">Inter VLAN routing :</text:span></text:p>
      <text:p text:style-name="P95"><text:span text:style-name="T15"><text:tab/><text:tab/></text:span></text:p>
      <text:p text:style-name="P41"><text:span text:style-name="T37"><text:tab/> <text:s text:c="4"/></text:span><text:span text:style-name="T38">We have to divide g0/0 interface to sub interfaces. </text:span></text:p>
      <text:p text:style-name="P41"><text:span text:style-name="T38"/></text:p>
      <text:p text:style-name="P95"><text:span text:style-name="T38"><text:tab/><text:tab/>F3-Router(config)#interface g0/0.20</text:span></text:p>
      <text:p text:style-name="P95"><text:span text:style-name="T38"><text:tab/><text:tab/>F3-Router(config-subif)#encapsulation dot1Q 20</text:span></text:p>
      <text:p text:style-name="P95"><text:span text:style-name="T38"><text:tab/><text:tab/>F3-Router(config-subif)#ip address 192.168.2.1 255.255.255.0</text:span></text:p>
      <text:p text:style-name="P41"><text:span text:style-name="T38"/></text:p>
      <text:p text:style-name="P95"><text:span text:style-name="T38"><text:tab/><text:tab/>F3-Router(config)#interface g0/0.10</text:span></text:p>
      <text:p text:style-name="P95"><text:span text:style-name="T38"><text:tab/><text:tab/>F3-Router(config-subif)#encapsulation dot1Q 10</text:span></text:p>
      <text:p text:style-name="P95"><text:span text:style-name="T38"><text:tab/><text:tab/>F3-Router(config-subif)#ip address 192.168.1.1 255.255.255.0</text:span></text:p>
      <text:p text:style-name="P26"><text:span text:style-name="T25"/></text:p>
      <text:p text:style-name="P28"><text:span text:style-name="T25"><text:tab/></text:span><text:span text:style-name="T15">Configuring DHCP :</text:span></text:p>
      <text:p text:style-name="P28"><text:span text:style-name="T15"/></text:p>
      <text:p text:style-name="P96"><text:span text:style-name="T15"><text:tab/></text:span><text:span text:style-name="T37"><text:tab/>F3-Router(config)#service dhcp </text:span></text:p>
      <text:p text:style-name="P28"><text:span text:style-name="T37"/></text:p>
      <text:p text:style-name="P96"><text:span text:style-name="T37"><text:tab/><text:tab/>F3-Router(config)#ip dhcp pool ADMIN</text:span></text:p>
      <text:p text:style-name="P96"><text:span text:style-name="T37"><text:tab/><text:tab/>F3-Router(dhcp-config)#network 192.168.2.0 255.255.255.0</text:span></text:p>
      <text:p text:style-name="P96"><text:span text:style-name="T37"><text:tab/><text:tab/>F3-Router(dhcp-config)#default-router 192.168.2.1</text:span></text:p>
      <text:p text:style-name="P96"><text:span text:style-name="T37"><text:tab/><text:tab/>F3-Router(dhcp-config)#dns-server 192.168.2.1</text:span></text:p>
      <text:p text:style-name="P28"><text:span text:style-name="T37"/></text:p>
      <text:p text:style-name="P96"><text:span text:style-name="T37"><text:tab/><text:tab/>F3-Router(config)#ip dhcp pool IT</text:span></text:p>
      <text:p text:style-name="P96"><text:span text:style-name="T37"><text:tab/><text:tab/>F3-Router(dhcp-config)#network 192.168.1.0 255.255.255.0</text:span></text:p>
      <text:p text:style-name="P96"><text:span text:style-name="T37"><text:tab/><text:tab/>F3-Router(dhcp-config)#default-router 192.168.1.1</text:span></text:p>
      <text:p text:style-name="P96"><text:span text:style-name="T37"><text:tab/><text:tab/>F3-Router(dhcp-config)#dns-server 192.168.1.1</text:span></text:p>
      <text:p text:style-name="P28"><text:span text:style-name="T37"/></text:p>
      <text:p text:style-name="P30"><text:span text:style-name="T37"><text:tab/></text:span><text:span text:style-name="T15">Configuring </text:span><text:span text:style-name="T16">Routing Protocol </text:span><text:span text:style-name="T17">(OSPF protocol)</text:span><text:span text:style-name="T15"> <text:s/>:</text:span></text:p>
      <text:p text:style-name="P29"><text:span text:style-name="T15"><text:tab/><text:tab/></text:span></text:p>
      <text:p text:style-name="P99"><text:span text:style-name="T15"><text:tab/><text:tab/></text:span><text:span text:style-name="T37">F3-Router(config)#router ospf 10</text:span></text:p>
      <text:p text:style-name="P99"><text:span text:style-name="T37"/></text:p>
      <text:p text:style-name="P99"><text:span text:style-name="T15"><text:tab/></text:span><text:span text:style-name="T37"><text:tab/>F3-Router(config-router)#network 10.10.10.4 255.255.255.252 area 0</text:span></text:p>
      <text:p text:style-name="P111"><text:tab/><text:tab/>F3-Router(config-router)#network 10.10.10.8 255.255.255.252 area 0</text:p>
      <text:p text:style-name="P111"/>
      <text:p text:style-name="P111"><text:soft-page-break/><text:tab/><text:tab/>F3-Router(config-router)#network 192.168.2.0 255.255.255.0 area 0</text:p>
      <text:p text:style-name="P111"><text:tab/><text:tab/>F3-Router(config-router)#network 192.168.1.0 255.255.255.0 area 0</text:p>
      <text:p text:style-name="P111"/>
      <text:p text:style-name="P31"><text:span text:style-name="T37"><text:tab/></text:span><text:span text:style-name="T18">Configuring SSH :</text:span></text:p>
      <text:p text:style-name="P31"><text:span text:style-name="T18"/></text:p>
      <text:p text:style-name="P100"><text:span text:style-name="T18"><text:tab/><text:tab/></text:span><text:span text:style-name="T41">F3-Router(config)#ip domain-name sande</text:span></text:p>
      <text:p text:style-name="P100"><text:span text:style-name="T18"><text:tab/><text:tab/></text:span><text:span text:style-name="T41">F3-Router(config)#username sande password sande</text:span></text:p>
      <text:p text:style-name="P100"><text:span text:style-name="T18"><text:tab/><text:tab/></text:span><text:span text:style-name="T41">F3-Router(config)#crypto key generate rsa</text:span></text:p>
      <text:p text:style-name="P100"><text:span text:style-name="T41"><text:tab/><text:tab/>How many bits in the modulus [512]: 1024</text:span></text:p>
      <text:p text:style-name="P100"><text:span text:style-name="T41"><text:tab/><text:tab/>F3-Router(config)#line vty 0 15</text:span></text:p>
      <text:p text:style-name="P100"><text:span text:style-name="T41"><text:tab/><text:tab/>F3-Router(config-line)#login local</text:span></text:p>
      <text:p text:style-name="P100"><text:span text:style-name="T41"><text:tab/><text:tab/>F3-Router(config-line)#transport input ssh</text:span></text:p>
      <text:p text:style-name="P101"><text:span text:style-name="T41"/></text:p>
      <text:p text:style-name="P31"><text:span text:style-name="T18"/></text:p>
      <text:p text:style-name="P26"><text:span text:style-name="T25"/></text:p>
      <text:p text:style-name="P78">Switches Cisco 2960</text:p>
      <text:p text:style-name="P32"/>
      <text:p text:style-name="P70">F1-Switch</text:p>
      <text:p text:style-name="P46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06">Interface</text:p>
          </table:table-cell>
          <table:table-cell table:style-name="Table4.B1" office:value-type="string">
            <text:p text:style-name="P106">Connected Device</text:p>
          </table:table-cell>
        </table:table-row>
        <table:table-row>
          <table:table-cell table:style-name="Table4.A2" office:value-type="string">
            <text:p text:style-name="Table_20_Contents"><text:span text:style-name="T49"><text:s text:c="4"/>Fa0/1</text:span></text:p>
          </table:table-cell>
          <table:table-cell table:style-name="Table4.B2" office:value-type="string">
            <text:p text:style-name="Table_20_Contents"><text:s text:c="4"/><text:span text:style-name="T49">F1-Router <text:s text:c="14"/>Gig0/0</text:span></text:p>
          </table:table-cell>
        </table:table-row>
        <table:table-row>
          <table:table-cell table:style-name="Table4.A2" office:value-type="string">
            <text:p text:style-name="Table_20_Contents"><text:s text:c="4"/><text:span text:style-name="T49">Fa0/2</text:span></text:p>
          </table:table-cell>
          <table:table-cell table:style-name="Table4.B2" office:value-type="string">
            <text:p text:style-name="Table_20_Contents"><text:s text:c="4"/><text:span text:style-name="T49">F1-Access-Point <text:s text:c="4"/></text:span></text:p>
          </table:table-cell>
        </table:table-row>
        <table:table-row>
          <table:table-cell table:style-name="Table4.A4" office:value-type="string">
            <text:p text:style-name="Table_20_Contents"><text:s text:c="4"/><text:span text:style-name="T49">Fa0/3</text:span></text:p>
          </table:table-cell>
          <table:table-cell table:style-name="Table4.B4" office:value-type="string">
            <text:p text:style-name="Table_20_Contents"><text:s text:c="4"/><text:span text:style-name="T50">PC0</text:span></text:p>
          </table:table-cell>
        </table:table-row>
        <table:table-row>
          <table:table-cell table:style-name="Table4.A4" office:value-type="string">
            <text:p text:style-name="Table_20_Contents"><text:s text:c="4"/><text:span text:style-name="T50">Fa0/4</text:span></text:p>
          </table:table-cell>
          <table:table-cell table:style-name="Table4.B4" office:value-type="string">
            <text:p text:style-name="Table_20_Contents"><text:s text:c="4"/><text:span text:style-name="T50">Printer0</text:span></text:p>
          </table:table-cell>
        </table:table-row>
        <table:table-row>
          <table:table-cell table:style-name="Table4.A6" office:value-type="string">
            <text:p text:style-name="Table_20_Contents"><text:s text:c="4"/><text:span text:style-name="T50">Fa0/5</text:span></text:p>
          </table:table-cell>
          <table:table-cell table:style-name="Table4.B6" office:value-type="string">
            <text:p text:style-name="Table_20_Contents"><text:s text:c="4"/><text:span text:style-name="T50">PC1</text:span></text:p>
          </table:table-cell>
        </table:table-row>
        <table:table-row>
          <table:table-cell table:style-name="Table4.A6" office:value-type="string">
            <text:p text:style-name="Table_20_Contents"><text:s text:c="4"/><text:span text:style-name="T50">Fa0/6</text:span></text:p>
          </table:table-cell>
          <table:table-cell table:style-name="Table4.B6" office:value-type="string">
            <text:p text:style-name="Table_20_Contents"><text:s text:c="4"/><text:span text:style-name="T50">Printer1</text:span></text:p>
          </table:table-cell>
        </table:table-row>
        <table:table-row>
          <table:table-cell table:style-name="Table4.A8" office:value-type="string">
            <text:p text:style-name="Table_20_Contents"><text:s text:c="4"/><text:span text:style-name="T50">Fa0/7</text:span></text:p>
          </table:table-cell>
          <table:table-cell table:style-name="Table4.B8" office:value-type="string">
            <text:p text:style-name="Table_20_Contents"><text:s text:c="4"/><text:span text:style-name="T50">PC2</text:span></text:p>
          </table:table-cell>
        </table:table-row>
        <table:table-row>
          <table:table-cell table:style-name="Table4.A8" office:value-type="string">
            <text:p text:style-name="Table_20_Contents"><text:s text:c="4"/><text:span text:style-name="T50">Fa0/8</text:span></text:p>
          </table:table-cell>
          <table:table-cell table:style-name="Table4.B8" office:value-type="string">
            <text:p text:style-name="Table_20_Contents"><text:s text:c="4"/><text:span text:style-name="T50">Printer2</text:span></text:p>
          </table:table-cell>
        </table:table-row>
      </table:table>
      <text:p text:style-name="P46"/>
      <text:p text:style-name="P61">VLANs :</text:p>
      <text:p text:style-name="P61"/>
      <text:p text:style-name="P61"><text:tab/><text:span text:style-name="T20">Reception<text:tab/>- VLAN 80<text:tab/>Network of 192.168.8.0/24<text:tab/><text:tab/></text:span><text:span text:style-name="T30">fa0/3, fa0/4</text:span></text:p>
      <text:p text:style-name="P61"><text:span text:style-name="T20"><text:tab/>Store <text:tab/><text:tab/>- VLAN 70<text:tab/>Network of 192.168.7.0/24<text:tab/><text:tab/></text:span><text:span text:style-name="T30">fa0/5, fa0/6</text:span></text:p>
      <text:p text:style-name="P10"><text:tab/>Logistics<text:tab/>- VLAN 60<text:tab/>Network of 192.168.6.0/24<text:tab/><text:tab/><text:span text:style-name="T58">fa0/7, fa0/8</text:span></text:p>
      <text:p text:style-name="P61"/>
      <text:p text:style-name="P61">Configurations:</text:p>
      <text:p text:style-name="P61"/>
      <text:p text:style-name="P61"><text:tab/><text:span text:style-name="T27">Host name, password and banner </text:span><text:span text:style-name="T29">are</text:span><text:span text:style-name="T27"> configured.</text:span></text:p>
      <text:p text:style-name="P54"><text:span text:style-name="T27"/></text:p>
      <text:p text:style-name="P54"><text:tab/><text:span text:style-name="T55">password : sande</text:span></text:p>
      <text:p text:style-name="P54"/>
      <text:p text:style-name="P54"><text:tab/><text:span text:style-name="T30">Creating VLANS</text:span></text:p>
      <text:p text:style-name="P54"><text:span text:style-name="T30"/></text:p>
      <text:p text:style-name="P60"><text:span text:style-name="T30"><text:tab/><text:tab/></text:span></text:p>
      <text:p text:style-name="P60"><text:soft-page-break/><text:span text:style-name="T30"><text:tab/><text:tab/>For Reception : </text:span></text:p>
      <text:p text:style-name="P54"><text:span text:style-name="T30"/></text:p>
      <text:p text:style-name="P79"><text:span text:style-name="T30"><text:tab/><text:tab/><text:tab/>F1-SWITCH(config)# interface range fa0/3-4</text:span></text:p>
      <text:p text:style-name="P79"><text:span text:style-name="T30"><text:tab/><text:tab/><text:tab/>F1-SWITCH(config-if-range)# switchport mode access</text:span></text:p>
      <text:p text:style-name="P79"><text:span text:style-name="T30"><text:tab/><text:tab/><text:tab/>F1-SWITCH(config-if-range)# switchport access vlan 80</text:span></text:p>
      <text:p text:style-name="P54"><text:span text:style-name="T30"/></text:p>
      <text:p text:style-name="P54"><text:span text:style-name="T30"><text:tab/><text:tab/>For Store :</text:span></text:p>
      <text:p text:style-name="P54"><text:span text:style-name="T30"/></text:p>
      <text:p text:style-name="P80"><text:span text:style-name="T30"><text:tab/><text:tab/><text:tab/></text:span><text:span text:style-name="T19">F1-SWITCH(config)# interface range fa0/5-6</text:span></text:p>
      <text:p text:style-name="P80"><text:span text:style-name="T30"><text:tab/><text:tab/><text:tab/></text:span><text:span text:style-name="T19">F1-SWITCH(config-if-range)# switchport mode access</text:span></text:p>
      <text:p text:style-name="P80"><text:span text:style-name="T30"><text:tab/><text:tab/><text:tab/></text:span><text:span text:style-name="T19">F1-SWITCH(config-if-range)# switchport access vlan 70</text:span></text:p>
      <text:p text:style-name="P64"><text:span text:style-name="T19"/></text:p>
      <text:p text:style-name="P64"><text:span text:style-name="T19"><text:tab/><text:tab/>For Logistics :</text:span></text:p>
      <text:p text:style-name="P64"><text:span text:style-name="T19"/></text:p>
      <text:p text:style-name="P79"><text:span text:style-name="T30"><text:tab/><text:tab/><text:tab/>F1-SWITCH(config)# interface range fa0/7-8</text:span></text:p>
      <text:p text:style-name="P79"><text:span text:style-name="T30"><text:tab/><text:tab/><text:tab/>F1-SWITCH(config-if-range)# switchport mode access</text:span></text:p>
      <text:p text:style-name="P79"><text:span text:style-name="T30"><text:tab/><text:tab/><text:tab/>F1-SWITCH(config-if-range)# switchport access vlan 60</text:span></text:p>
      <text:p text:style-name="P54"><text:span text:style-name="T30"/></text:p>
      <text:p text:style-name="P54"><text:span text:style-name="T30"><text:tab/><text:tab/></text:span><text:span text:style-name="T31">Configure trunk ports :</text:span></text:p>
      <text:p text:style-name="P54"><text:span text:style-name="T31"/></text:p>
      <text:p text:style-name="P79"><text:span text:style-name="T31"><text:tab/><text:tab/><text:tab/>F1-SWITCH(config)#interface fa0/1</text:span></text:p>
      <text:p text:style-name="P79"><text:span text:style-name="T31"><text:tab/><text:tab/><text:tab/>F1-SWITCH(config-if)#switchport mode trunk </text:span></text:p>
      <text:p text:style-name="P49"/>
      <text:p text:style-name="P49"><text:tab/><text:tab/><text:span text:style-name="T40">For access point :</text:span></text:p>
      <text:p text:style-name="P49"><text:span text:style-name="T40"><text:tab/><text:tab/><text:tab/></text:span></text:p>
      <text:p text:style-name="P49"><text:span text:style-name="T40"><text:tab/><text:tab/><text:tab/>we have to add access point to the department VLAN. So I will add this 1</text:span><text:span text:style-name="T4">st</text:span><text:span text:style-name="T40"> floor <text:tab/><text:tab/><text:tab/>access point to Reception VLAN 80.</text:span></text:p>
      <text:p text:style-name="P49"><text:span text:style-name="T40"/></text:p>
      <text:p text:style-name="P79"><text:span text:style-name="T40"><text:tab/><text:tab/><text:tab/>F1-SWITCH(config)#interface fa0/2</text:span></text:p>
      <text:p text:style-name="P79"><text:span text:style-name="T40"><text:tab/><text:tab/><text:tab/>F1-SWITCH(config-if)#switchport mode access </text:span></text:p>
      <text:p text:style-name="P79"><text:span text:style-name="T40"><text:tab/><text:tab/><text:tab/>F1-SWITCH(config-if)#switchport access vlan 80</text:span></text:p>
      <text:p text:style-name="P49"><text:span text:style-name="T40"/></text:p>
      <text:p text:style-name="P49"><text:span text:style-name="T40"/></text:p>
      <text:p text:style-name="P49"><text:span text:style-name="T40"><text:tab/><text:tab/><text:tab/></text:span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71"><text:soft-page-break/>F2-Switch</text:p>
      <text:p text:style-name="P47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107">Interface</text:p>
          </table:table-cell>
          <table:table-cell table:style-name="Table5.B1" office:value-type="string">
            <text:p text:style-name="P107">Connected Device</text:p>
          </table:table-cell>
        </table:table-row>
        <table:table-row>
          <table:table-cell table:style-name="Table5.A2" office:value-type="string">
            <text:p text:style-name="P108"><text:span text:style-name="T49"><text:s text:c="4"/>Fa0/1</text:span></text:p>
          </table:table-cell>
          <table:table-cell table:style-name="Table5.B2" office:value-type="string">
            <text:p text:style-name="P108"><text:s text:c="4"/><text:span text:style-name="T49">F</text:span><text:span text:style-name="T50">2</text:span><text:span text:style-name="T49">-Router <text:s text:c="14"/>Gig0/0</text:span></text:p>
          </table:table-cell>
        </table:table-row>
        <table:table-row>
          <table:table-cell table:style-name="Table5.A2" office:value-type="string">
            <text:p text:style-name="P108"><text:s text:c="4"/><text:span text:style-name="T49">Fa0/2</text:span></text:p>
          </table:table-cell>
          <table:table-cell table:style-name="Table5.B2" office:value-type="string">
            <text:p text:style-name="P108"><text:s text:c="4"/><text:span text:style-name="T49">F</text:span><text:span text:style-name="T50">2</text:span><text:span text:style-name="T49">-Access-Point <text:s text:c="4"/></text:span></text:p>
          </table:table-cell>
        </table:table-row>
        <table:table-row>
          <table:table-cell table:style-name="Table5.A4" office:value-type="string">
            <text:p text:style-name="P108"><text:s text:c="4"/><text:span text:style-name="T49">Fa0/3</text:span></text:p>
          </table:table-cell>
          <table:table-cell table:style-name="Table5.B4" office:value-type="string">
            <text:p text:style-name="P108"><text:s text:c="4"/><text:span text:style-name="T50">PC3</text:span></text:p>
          </table:table-cell>
        </table:table-row>
        <table:table-row>
          <table:table-cell table:style-name="Table5.A4" office:value-type="string">
            <text:p text:style-name="P108"><text:s text:c="4"/><text:span text:style-name="T50">Fa0/4</text:span></text:p>
          </table:table-cell>
          <table:table-cell table:style-name="Table5.B4" office:value-type="string">
            <text:p text:style-name="P108"><text:s text:c="4"/><text:span text:style-name="T50">Printer5</text:span></text:p>
          </table:table-cell>
        </table:table-row>
        <table:table-row>
          <table:table-cell table:style-name="Table5.A6" office:value-type="string">
            <text:p text:style-name="P108"><text:s text:c="4"/><text:span text:style-name="T50">Fa0/5</text:span></text:p>
          </table:table-cell>
          <table:table-cell table:style-name="Table5.B6" office:value-type="string">
            <text:p text:style-name="P108"><text:s text:c="4"/><text:span text:style-name="T50">PC</text:span><text:span text:style-name="T51">4</text:span></text:p>
          </table:table-cell>
        </table:table-row>
        <table:table-row>
          <table:table-cell table:style-name="Table5.A6" office:value-type="string">
            <text:p text:style-name="P108"><text:s text:c="4"/><text:span text:style-name="T50">Fa0/6</text:span></text:p>
          </table:table-cell>
          <table:table-cell table:style-name="Table5.B6" office:value-type="string">
            <text:p text:style-name="P108"><text:s text:c="4"/><text:span text:style-name="T50">Printer</text:span><text:span text:style-name="T51">6</text:span></text:p>
          </table:table-cell>
        </table:table-row>
        <table:table-row>
          <table:table-cell table:style-name="Table5.A8" office:value-type="string">
            <text:p text:style-name="P108"><text:s text:c="4"/><text:span text:style-name="T50">Fa0/7</text:span></text:p>
          </table:table-cell>
          <table:table-cell table:style-name="Table5.B8" office:value-type="string">
            <text:p text:style-name="P108"><text:s text:c="4"/><text:span text:style-name="T50">PC</text:span><text:span text:style-name="T51">5</text:span></text:p>
          </table:table-cell>
        </table:table-row>
        <table:table-row>
          <table:table-cell table:style-name="Table5.A8" office:value-type="string">
            <text:p text:style-name="P108"><text:s text:c="4"/><text:span text:style-name="T50">Fa0/8</text:span></text:p>
          </table:table-cell>
          <table:table-cell table:style-name="Table5.B8" office:value-type="string">
            <text:p text:style-name="P108"><text:s text:c="4"/><text:span text:style-name="T50">Printer</text:span><text:span text:style-name="T51">7</text:span></text:p>
          </table:table-cell>
        </table:table-row>
      </table:table>
      <text:p text:style-name="P66"/>
      <text:p text:style-name="P62">VLANs :</text:p>
      <text:p text:style-name="P62"/>
      <text:p text:style-name="P62"><text:tab/><text:span text:style-name="T21">Finance<text:tab/>- VLAN 50<text:tab/>Network of 192.168.5.0/24<text:tab/><text:tab/></text:span><text:span text:style-name="T31">fa0/3, fa0/4</text:span></text:p>
      <text:p text:style-name="P62"><text:span text:style-name="T21"><text:tab/>HR<text:tab/><text:tab/>- VLAN 40<text:tab/>Network of 192.168.4.0/24<text:tab/><text:tab/></text:span><text:span text:style-name="T31">fa0/5, fa0/6</text:span></text:p>
      <text:p text:style-name="P15"><text:span text:style-name="T30"><text:tab/>Sales<text:tab/><text:tab/>- VLAN 30<text:tab/>Network of 192.168.3.0/24<text:tab/><text:tab/></text:span><text:span text:style-name="T59">fa0/7, fa0/8</text:span></text:p>
      <text:p text:style-name="P62"/>
      <text:p text:style-name="P62">Configurations:</text:p>
      <text:p text:style-name="P62"/>
      <text:p text:style-name="P62"><text:tab/><text:span text:style-name="T27">Host name, password and banner </text:span><text:span text:style-name="T29">are</text:span><text:span text:style-name="T27"> configured.</text:span></text:p>
      <text:p text:style-name="P55"><text:span text:style-name="T27"/></text:p>
      <text:p text:style-name="P55"><text:tab/><text:span text:style-name="T55">password : sande</text:span></text:p>
      <text:p text:style-name="P55"/>
      <text:p text:style-name="P55"><text:tab/><text:span text:style-name="T30">Creating VLANS</text:span></text:p>
      <text:p text:style-name="P48"/>
      <text:p text:style-name="P48"><text:tab/><text:tab/><text:span text:style-name="T31">For Finance :</text:span></text:p>
      <text:p text:style-name="P48"><text:span text:style-name="T31"/></text:p>
      <text:p text:style-name="P81"><text:span text:style-name="T31"><text:tab/><text:tab/><text:tab/>F2-SWITCH(config)#interface range fa0/3-4</text:span></text:p>
      <text:p text:style-name="P81"><text:span text:style-name="T31"><text:tab/><text:tab/><text:tab/>F2-SWITCH(config-if-range)#switchport mode access</text:span></text:p>
      <text:p text:style-name="P81"><text:span text:style-name="T31"><text:tab/><text:tab/><text:tab/>F2-SWITCH(config-if-range)#switchport access vlan 50</text:span></text:p>
      <text:p text:style-name="P48"><text:span text:style-name="T31"/></text:p>
      <text:p text:style-name="P48"><text:span text:style-name="T31"><text:tab/><text:tab/></text:span><text:span text:style-name="T32">For HR :</text:span></text:p>
      <text:p text:style-name="P48"><text:span text:style-name="T32"><text:tab/><text:tab/></text:span></text:p>
      <text:p text:style-name="P81"><text:span text:style-name="T32"><text:tab/><text:tab/><text:tab/>F2-SWITCH(config)#interface range fa0/5-6</text:span></text:p>
      <text:p text:style-name="P81"><text:span text:style-name="T32"><text:tab/><text:tab/><text:tab/>F2-SWITCH(config-if-range)#switchport mode access</text:span></text:p>
      <text:p text:style-name="P81"><text:span text:style-name="T32"><text:tab/><text:tab/><text:tab/>F2-SWITCH(config-if-range)#switchport access vlan 40</text:span></text:p>
      <text:p text:style-name="P48"><text:span text:style-name="T32"/></text:p>
      <text:p text:style-name="P48"><text:span text:style-name="T32"><text:tab/><text:tab/>For Sales :</text:span></text:p>
      <text:p text:style-name="P48"><text:span text:style-name="T32"/></text:p>
      <text:p text:style-name="P81"><text:span text:style-name="T32"><text:tab/><text:tab/><text:tab/>F2-SWITCH(config)#interface range fa0/7-8</text:span></text:p>
      <text:p text:style-name="P81"><text:span text:style-name="T32"><text:tab/><text:tab/><text:tab/>F2-SWITCH(config-if-range)#switchport mode access </text:span></text:p>
      <text:p text:style-name="P81"><text:span text:style-name="T32"><text:tab/><text:tab/><text:tab/>F2-SWITCH(config-if-range)#switchport access vlan 30</text:span></text:p>
      <text:p text:style-name="P48"><text:span text:style-name="T32"/></text:p>
      <text:p text:style-name="P48"><text:span text:style-name="T32"/></text:p>
      <text:p text:style-name="P48"><text:soft-page-break/><text:span text:style-name="T32"><text:tab/><text:tab/>Configuring trunk ports :</text:span></text:p>
      <text:p text:style-name="P48"><text:span text:style-name="T32"/></text:p>
      <text:p text:style-name="P81"><text:span text:style-name="T32"><text:tab/><text:tab/><text:tab/>F2-SWITCH(config)#interface fa0/1</text:span></text:p>
      <text:p text:style-name="P81"><text:span text:style-name="T32"><text:tab/><text:tab/><text:tab/>F2-SWITCH(config-if)#switchport mode trunk</text:span></text:p>
      <text:p text:style-name="P48"><text:span text:style-name="T32"/></text:p>
      <text:p text:style-name="P48"><text:span text:style-name="T32"/></text:p>
      <text:p text:style-name="P48"><text:span text:style-name="T32"/></text:p>
      <text:p text:style-name="P48"><text:span text:style-name="T32"/></text:p>
      <text:p text:style-name="P48"><text:span text:style-name="T32"/></text:p>
      <text:p text:style-name="P48"/>
      <text:p text:style-name="P48">F<text:span text:style-name="T52">3</text:span>-Switch</text:p>
      <text:p text:style-name="P48"/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109">Interface</text:p>
          </table:table-cell>
          <table:table-cell table:style-name="Table6.B1" office:value-type="string">
            <text:p text:style-name="P109">Connected Device</text:p>
          </table:table-cell>
        </table:table-row>
        <table:table-row>
          <table:table-cell table:style-name="Table6.A2" office:value-type="string">
            <text:p text:style-name="Table_20_Contents"><text:s text:c="4"/><text:span text:style-name="T52">Fa0/2</text:span></text:p>
          </table:table-cell>
          <table:table-cell table:style-name="Table6.B2" office:value-type="string">
            <text:p text:style-name="Table_20_Contents"><text:s text:c="4"/><text:span text:style-name="T52">F3-Router <text:s text:c="16"/>Gig0/0</text:span></text:p>
          </table:table-cell>
        </table:table-row>
        <table:table-row>
          <table:table-cell table:style-name="Table6.A2" office:value-type="string">
            <text:p text:style-name="Table_20_Contents"><text:s text:c="4"/><text:span text:style-name="T52">Fa0/3</text:span></text:p>
          </table:table-cell>
          <table:table-cell table:style-name="Table6.B2" office:value-type="string">
            <text:p text:style-name="Table_20_Contents"><text:s text:c="4"/><text:span text:style-name="T52">F3-Access-Point</text:span></text:p>
          </table:table-cell>
        </table:table-row>
        <table:table-row>
          <table:table-cell table:style-name="Table6.A4" office:value-type="string">
            <text:p text:style-name="Table_20_Contents"><text:s text:c="4"/><text:span text:style-name="T52">Fa0/1</text:span></text:p>
          </table:table-cell>
          <table:table-cell table:style-name="Table6.B4" office:value-type="string">
            <text:p text:style-name="Table_20_Contents"><text:s text:c="4"/><text:span text:style-name="T52">Test-PC</text:span></text:p>
          </table:table-cell>
        </table:table-row>
        <table:table-row>
          <table:table-cell table:style-name="Table6.A4" office:value-type="string">
            <text:p text:style-name="Table_20_Contents"><text:s text:c="4"/><text:span text:style-name="T52">Fa0/4</text:span></text:p>
          </table:table-cell>
          <table:table-cell table:style-name="Table6.B4" office:value-type="string">
            <text:p text:style-name="Table_20_Contents"><text:s text:c="4"/><text:span text:style-name="T52">Printer4</text:span></text:p>
          </table:table-cell>
        </table:table-row>
        <table:table-row>
          <table:table-cell table:style-name="Table6.A6" office:value-type="string">
            <text:p text:style-name="Table_20_Contents"><text:s text:c="4"/><text:span text:style-name="T52">Fa0/5</text:span></text:p>
          </table:table-cell>
          <table:table-cell table:style-name="Table6.B6" office:value-type="string">
            <text:p text:style-name="Table_20_Contents"><text:s text:c="4"/><text:span text:style-name="T52">PC6</text:span></text:p>
          </table:table-cell>
        </table:table-row>
        <table:table-row>
          <table:table-cell table:style-name="Table6.A6" office:value-type="string">
            <text:p text:style-name="Table_20_Contents"><text:s text:c="4"/><text:span text:style-name="T52">Fa0/6</text:span></text:p>
          </table:table-cell>
          <table:table-cell table:style-name="Table6.B6" office:value-type="string">
            <text:p text:style-name="Table_20_Contents"><text:s text:c="4"/><text:span text:style-name="T52">Printer3</text:span></text:p>
          </table:table-cell>
        </table:table-row>
      </table:table>
      <text:p text:style-name="P48"/>
      <text:p text:style-name="P63">VLANs :</text:p>
      <text:p text:style-name="P63"/>
      <text:p text:style-name="P63"><text:tab/><text:span text:style-name="T21">Admin <text:tab/>- VLAN 20<text:tab/>Network of 192.168.2.0/24<text:tab/><text:tab/></text:span><text:span text:style-name="T32">fa0/5, fa0/6</text:span></text:p>
      <text:p text:style-name="P16"><text:span text:style-name="T31"><text:tab/>IT<text:tab/><text:tab/>- VALN 10<text:tab/>Network of 192.168.1.0/24<text:tab/><text:tab/></text:span><text:span text:style-name="T60">fa0/1, fa0/4</text:span></text:p>
      <text:p text:style-name="P63"/>
      <text:p text:style-name="P63">Configurations:</text:p>
      <text:p text:style-name="P63"/>
      <text:p text:style-name="P63"><text:tab/><text:span text:style-name="T27">Host name, password and banner </text:span><text:span text:style-name="T29">are</text:span><text:span text:style-name="T27"> configured.</text:span></text:p>
      <text:p text:style-name="P56"><text:span text:style-name="T27"/></text:p>
      <text:p text:style-name="P56"><text:tab/><text:span text:style-name="T55">password : sande</text:span></text:p>
      <text:p text:style-name="P56"/>
      <text:p text:style-name="P56"><text:tab/><text:span text:style-name="T30">Creating VLANS</text:span></text:p>
      <text:p text:style-name="P56"><text:span text:style-name="T30"/></text:p>
      <text:p text:style-name="P56"><text:span text:style-name="T30"><text:tab/><text:tab/></text:span><text:span text:style-name="T33">For Admin :</text:span></text:p>
      <text:p text:style-name="P56"><text:span text:style-name="T33"><text:tab/><text:tab/></text:span></text:p>
      <text:p text:style-name="P82"><text:span text:style-name="T33"><text:tab/><text:tab/><text:tab/>F3-SWITCH(config)#interface range fa0/5-6</text:span></text:p>
      <text:p text:style-name="P82"><text:span text:style-name="T33"><text:tab/><text:tab/><text:tab/>F3-SWITCH(config-if-range)#switchport mode access</text:span></text:p>
      <text:p text:style-name="P82"><text:span text:style-name="T33"><text:tab/><text:tab/><text:tab/>F3-SWITCH(config-if-range)#switchport access vlan 20</text:span></text:p>
      <text:p text:style-name="P56"><text:span text:style-name="T33"/></text:p>
      <text:p text:style-name="P56"><text:span text:style-name="T33"><text:tab/><text:tab/>For IT :</text:span></text:p>
      <text:p text:style-name="P56"><text:span text:style-name="T33"/></text:p>
      <text:p text:style-name="P82"><text:span text:style-name="T33"><text:tab/><text:tab/><text:tab/>F3-SWITCH(config)#interface f0/1</text:span></text:p>
      <text:p text:style-name="P82"><text:span text:style-name="T33"><text:tab/><text:tab/><text:tab/>F3-SWITCH(config-if)#switchport mode access</text:span></text:p>
      <text:p text:style-name="P82"><text:span text:style-name="T33"><text:tab/><text:tab/><text:tab/>F3-SWITCH(config-if)#switchport access vlan 10</text:span></text:p>
      <text:p text:style-name="P82"><text:span text:style-name="T33"><text:tab/><text:tab/><text:tab/>F3-SWITCH(config-if)#exit</text:span></text:p>
      <text:p text:style-name="P82"><text:span text:style-name="T33"><text:tab/><text:tab/><text:tab/>F3-SWITCH(config)#interface fa0/4</text:span></text:p>
      <text:p text:style-name="P82"><text:soft-page-break/><text:span text:style-name="T33"><text:tab/><text:tab/><text:tab/>F3-SWITCH(config-if)#switchport mode access</text:span></text:p>
      <text:p text:style-name="P82"><text:span text:style-name="T33"><text:tab/><text:tab/><text:tab/>F3-SWITCH(config-if)#switchport access vlan 10</text:span></text:p>
      <text:p text:style-name="P56"><text:span text:style-name="T33"><text:tab/></text:span></text:p>
      <text:p text:style-name="P57"><text:span text:style-name="T33"><text:tab/><text:tab/></text:span><text:span text:style-name="T32">Configuring trunk ports :</text:span></text:p>
      <text:p text:style-name="P50"><text:span text:style-name="T32"/></text:p>
      <text:p text:style-name="P83"><text:span text:style-name="T32"><text:tab/><text:tab/><text:tab/>F2-SWITCH(config)#interface fa0/</text:span><text:span text:style-name="T34">2</text:span></text:p>
      <text:p text:style-name="P57"><text:span text:style-name="T32"><text:tab/><text:tab/><text:tab/>F2-SWITCH(config-if)#switchport mode trunk</text:span></text:p>
      <text:p text:style-name="P57"><text:span text:style-name="T32"/></text:p>
      <text:p text:style-name="P57"><text:span text:style-name="T32"><text:tab/><text:tab/></text:span><text:span text:style-name="T42">configure fa0/1 port security :</text:span></text:p>
      <text:p text:style-name="P57"><text:span text:style-name="T42"/></text:p>
      <text:p text:style-name="P83"><text:span text:style-name="T42"><text:tab/><text:tab/><text:tab/>F3-SWITCH(config)#interface fa0/1</text:span></text:p>
      <text:p text:style-name="P83"><text:span text:style-name="T42"><text:tab/><text:tab/><text:tab/>F3-SWITCH(config-if)#switchport port-security</text:span></text:p>
      <text:p text:style-name="P83"><text:span text:style-name="T42"><text:tab/><text:tab/><text:tab/>F3-SWITCH(config-if)#switchport port-security maximum 1</text:span></text:p>
      <text:p text:style-name="P83"><text:span text:style-name="T42"><text:tab/><text:tab/><text:tab/>F3-SWITCH(config-if)#switchport port-security mac-address sticky</text:span></text:p>
      <text:p text:style-name="P83"><text:span text:style-name="T42"><text:tab/><text:tab/><text:tab/>F3-SWITCH(config-if)#switchport port-security violation shutdown</text:span></text:p>
      <text:p text:style-name="P57"><text:span text:style-name="T42"/></text:p>
      <text:p text:style-name="P57"><text:span text:style-name="T32"/></text:p>
      <text:p text:style-name="P57"><text:span text:style-name="T32"/></text:p>
      <text:p text:style-name="P87">F1-Access-Point</text:p>
      <text:p text:style-name="P87"/>
      <text:p text:style-name="P88"><text:tab/>SSID<text:tab/><text:tab/>: Floor-01-WIFI</text:p>
      <text:p text:style-name="P88"><text:tab/>password<text:tab/>: <text:a xlink:type="simple" xlink:href="mailto:floor1@123" text:style-name="Internet_20_link" text:visited-style-name="Visited_20_Internet_20_Link">floor1@123</text:a></text:p>
      <text:p text:style-name="P88"/>
      <text:p text:style-name="P87">F2-Access-Point</text:p>
      <text:p text:style-name="P87"/>
      <text:p text:style-name="P88"><text:tab/>SSID<text:tab/><text:tab/>: Floor-02-WIFI</text:p>
      <text:p text:style-name="P88"><text:tab/>password<text:tab/>: <text:a xlink:type="simple" xlink:href="mailto:floor1@123" text:style-name="Internet_20_link" text:visited-style-name="Visited_20_Internet_20_Link">floor2@123</text:a></text:p>
      <text:p text:style-name="P88"/>
      <text:p text:style-name="P87">F3-Access-Point</text:p>
      <text:p text:style-name="P87"/>
      <text:p text:style-name="P88"><text:tab/>SSID<text:tab/><text:tab/>: Floor-03-WIFI</text:p>
      <text:p text:style-name="P88"><text:tab/>password<text:tab/>: floor3@12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11:10:59.955852356</meta:creation-date>
    <meta:generator>LibreOffice/7.3.7.2$Linux_X86_64 LibreOffice_project/30$Build-2</meta:generator>
    <dc:date>2024-04-06T12:13:58.728360110</dc:date>
    <meta:editing-duration>PT2H53M30S</meta:editing-duration>
    <meta:editing-cycles>32</meta:editing-cycles>
    <meta:document-statistic meta:table-count="6" meta:image-count="0" meta:object-count="0" meta:page-count="12" meta:paragraph-count="400" meta:word-count="1518" meta:character-count="14621" meta:non-whitespace-character-count="12577"/>
  </office:meta>
</office:document-meta>
</file>